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Normale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6.301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1.3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951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1.73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644cm"/>
    </style:style>
    <style:style style:name="co23" style:family="table-column">
      <style:table-column-properties fo:break-before="auto" style:column-width="2.635cm"/>
    </style:style>
    <style:style style:name="co24" style:family="table-column">
      <style:table-column-properties fo:break-before="auto" style:column-width="2.732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6.872cm"/>
    </style:style>
    <style:style style:name="co29" style:family="table-column">
      <style:table-column-properties fo:break-before="auto" style:column-width="2.556cm"/>
    </style:style>
    <style:style style:name="co30" style:family="table-column">
      <style:table-column-properties fo:break-before="auto" style:column-width="2.928cm"/>
    </style:style>
    <style:style style:name="co31" style:family="table-column">
      <style:table-column-properties fo:break-before="auto" style:column-width="0.499cm"/>
    </style:style>
    <style:style style:name="co32" style:family="table-column">
      <style:table-column-properties fo:break-before="auto" style:column-width="7.001cm"/>
    </style:style>
    <style:style style:name="co33" style:family="table-column">
      <style:table-column-properties fo:break-before="auto" style:column-width="20.001cm"/>
    </style:style>
    <style:style style:name="co34" style:family="table-column">
      <style:table-column-properties fo:break-before="auto" style:column-width="4.588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0.676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39cm"/>
    </style:style>
    <style:style style:name="co39" style:family="table-column">
      <style:table-column-properties fo:break-before="auto" style:column-width="1.411cm"/>
    </style:style>
    <style:style style:name="co40" style:family="table-column">
      <style:table-column-properties fo:break-before="auto" style:column-width="1.229cm"/>
    </style:style>
    <style:style style:name="co41" style:family="table-column">
      <style:table-column-properties fo:break-before="auto" style:column-width="1.644cm"/>
    </style:style>
    <style:style style:name="co42" style:family="table-column">
      <style:table-column-properties fo:break-before="auto" style:column-width="10.656cm"/>
    </style:style>
    <style:style style:name="co43" style:family="table-column">
      <style:table-column-properties fo:break-before="auto" style:column-width="1.984cm"/>
    </style:style>
    <style:style style:name="co44" style:family="table-column">
      <style:table-column-properties fo:break-before="auto" style:column-width="1.473cm"/>
    </style:style>
    <style:style style:name="co45" style:family="table-column">
      <style:table-column-properties fo:break-before="auto" style:column-width="1.505cm"/>
    </style:style>
    <style:style style:name="co46" style:family="table-column">
      <style:table-column-properties fo:break-before="auto" style:column-width="1.75cm"/>
    </style:style>
    <style:style style:name="co47" style:family="table-column">
      <style:table-column-properties fo:break-before="auto" style:column-width="1.829cm"/>
    </style:style>
    <style:style style:name="co48" style:family="table-column">
      <style:table-column-properties fo:break-before="auto" style:column-width="2.242cm"/>
    </style:style>
    <style:style style:name="co49" style:family="table-column">
      <style:table-column-properties fo:break-before="auto" style:column-width="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04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184cm"/>
    </style:style>
    <style:style style:name="co54" style:family="table-column">
      <style:table-column-properties fo:break-before="auto" style:column-width="2.778cm"/>
    </style:style>
    <style:style style:name="co55" style:family="table-column">
      <style:table-column-properties fo:break-before="auto" style:column-width="2.482cm"/>
    </style:style>
    <style:style style:name="co56" style:family="table-column">
      <style:table-column-properties fo:break-before="auto" style:column-width="3.083cm"/>
    </style:style>
    <style:style style:name="co57" style:family="table-column">
      <style:table-column-properties fo:break-before="auto" style:column-width="1.552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2.439cm"/>
    </style:style>
    <style:style style:name="co61" style:family="table-column">
      <style:table-column-properties fo:break-before="auto" style:column-width="2.113cm"/>
    </style:style>
    <style:style style:name="co62" style:family="table-column">
      <style:table-column-properties fo:break-before="auto" style:column-width="1.746cm"/>
    </style:style>
    <style:style style:name="co63" style:family="table-column">
      <style:table-column-properties fo:break-before="auto" style:column-width="2.2cm"/>
    </style:style>
    <style:style style:name="co64" style:family="table-column">
      <style:table-column-properties fo:break-before="auto" style:column-width="7.632cm"/>
    </style:style>
    <style:style style:name="co65" style:family="table-column">
      <style:table-column-properties fo:break-before="auto" style:column-width="2.394cm"/>
    </style:style>
    <style:style style:name="co66" style:family="table-column">
      <style:table-column-properties fo:break-before="auto" style:column-width="1.379cm"/>
    </style:style>
    <style:style style:name="co67" style:family="table-column">
      <style:table-column-properties fo:break-before="auto" style:column-width="2.09cm"/>
    </style:style>
    <style:style style:name="co68" style:family="table-column">
      <style:table-column-properties fo:break-before="auto" style:column-width="2.198cm"/>
    </style:style>
    <style:style style:name="co69" style:family="table-column">
      <style:table-column-properties fo:break-before="auto" style:column-width="3.108cm"/>
    </style:style>
    <style:style style:name="co70" style:family="table-column">
      <style:table-column-properties fo:break-before="auto" style:column-width="3.154cm"/>
    </style:style>
    <style:style style:name="co71" style:family="table-column">
      <style:table-column-properties fo:break-before="auto" style:column-width="9.853cm"/>
    </style:style>
    <style:style style:name="co72" style:family="table-column">
      <style:table-column-properties fo:break-before="auto" style:column-width="4.039cm"/>
    </style:style>
    <style:style style:name="co73" style:family="table-column">
      <style:table-column-properties fo:break-before="auto" style:column-width="0.658cm"/>
    </style:style>
    <style:style style:name="co74" style:family="table-column">
      <style:table-column-properties fo:break-before="auto" style:column-width="7.869cm"/>
    </style:style>
    <style:style style:name="co75" style:family="table-column">
      <style:table-column-properties fo:break-before="auto" style:column-width="10.075cm"/>
    </style:style>
    <style:style style:name="co76" style:family="table-column">
      <style:table-column-properties fo:break-before="auto" style:column-width="5.045cm"/>
    </style:style>
    <style:style style:name="co77" style:family="table-column">
      <style:table-column-properties fo:break-before="auto" style:column-width="1.891cm"/>
    </style:style>
    <style:style style:name="co78" style:family="table-column">
      <style:table-column-properties fo:break-before="auto" style:column-width="1.977cm"/>
    </style:style>
    <style:style style:name="co79" style:family="table-column">
      <style:table-column-properties fo:break-before="auto" style:column-width="2.632cm"/>
    </style:style>
    <style:style style:name="co80" style:family="table-column">
      <style:table-column-properties fo:break-before="auto" style:column-width="1.512cm"/>
    </style:style>
    <style:style style:name="co81" style:family="table-column">
      <style:table-column-properties fo:break-before="auto" style:column-width="5.8cm"/>
    </style:style>
    <style:style style:name="co82" style:family="table-column">
      <style:table-column-properties fo:break-before="auto" style:column-width="1.409cm"/>
    </style:style>
    <style:style style:name="co83" style:family="table-column">
      <style:table-column-properties fo:break-before="auto" style:column-width="1.363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591cm" fo:break-before="auto" style:use-optimal-row-height="true"/>
    </style:style>
    <style:style style:name="ro7" style:family="table-row">
      <style:table-row-properties style:row-height="0.801cm" fo:break-before="auto" style:use-optimal-row-height="false"/>
    </style:style>
    <style:style style:name="ro8" style:family="table-row">
      <style:table-row-properties style:row-height="0.482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568cm" fo:break-before="auto" style:use-optimal-row-height="true"/>
    </style:style>
    <style:style style:name="ro11" style:family="table-row">
      <style:table-row-properties style:row-height="0.542cm" fo:break-before="auto" style:use-optimal-row-height="true"/>
    </style:style>
    <style:style style:name="ro12" style:family="table-row">
      <style:table-row-properties style:row-height="0.681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0.787cm" fo:break-before="auto" style:use-optimal-row-height="true"/>
    </style:style>
    <style:style style:name="ro15" style:family="table-row">
      <style:table-row-properties style:row-height="1.097cm" fo:break-before="auto" style:use-optimal-row-height="true"/>
    </style:style>
    <style:style style:name="ro16" style:family="table-row">
      <style:table-row-properties style:row-height="0.469cm" fo:break-before="auto" style:use-optimal-row-height="true"/>
    </style:style>
    <style:style style:name="ro17" style:family="table-row">
      <style:table-row-properties style:row-height="0.459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1.014cm" fo:break-before="auto" style:use-optimal-row-height="true"/>
    </style:style>
    <style:style style:name="ro20" style:family="table-row">
      <style:table-row-properties style:row-height="0.642cm" fo:break-before="auto" style:use-optimal-row-height="true"/>
    </style:style>
    <style:style style:name="ro21" style:family="table-row">
      <style:table-row-properties style:row-height="0.497cm" fo:break-before="auto" style:use-optimal-row-height="true"/>
    </style:style>
    <style:style style:name="ro22" style:family="table-row">
      <style:table-row-properties style:row-height="0.778cm" fo:break-before="auto" style:use-optimal-row-height="true"/>
    </style:style>
    <style:style style:name="ro23" style:family="table-row">
      <style:table-row-properties style:row-height="0.57cm" fo:break-before="auto" style:use-optimal-row-height="true"/>
    </style:style>
    <style:style style:name="ro24" style:family="table-row">
      <style:table-row-properties style:row-height="0.972cm" fo:break-before="auto" style:use-optimal-row-height="true"/>
    </style:style>
    <style:style style:name="ro25" style:family="table-row">
      <style:table-row-properties style:row-height="0.466cm" fo:break-before="auto" style:use-optimal-row-height="true"/>
    </style:style>
    <style:style style:name="ro26" style:family="table-row">
      <style:table-row-properties style:row-height="0.845cm" fo:break-before="auto" style:use-optimal-row-height="true"/>
    </style:style>
    <style:style style:name="ro27" style:family="table-row">
      <style:table-row-properties style:row-height="0.515cm" fo:break-before="auto" style:use-optimal-row-height="true"/>
    </style:style>
    <style:style style:name="ro28" style:family="table-row">
      <style:table-row-properties style:row-height="0.938cm" fo:break-before="auto" style:use-optimal-row-height="true"/>
    </style:style>
    <style:style style:name="ro29" style:family="table-row">
      <style:table-row-properties style:row-height="0.563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46cm" fo:break-before="auto" style:use-optimal-row-height="true"/>
    </style:style>
    <style:style style:name="ro32" style:family="table-row">
      <style:table-row-properties style:row-height="0.718cm" fo:break-before="auto" style:use-optimal-row-height="true"/>
    </style:style>
    <style:style style:name="ro33" style:family="table-row">
      <style:table-row-properties style:row-height="0.557cm" fo:break-before="auto" style:use-optimal-row-height="true"/>
    </style:style>
    <style:style style:name="ro34" style:family="table-row">
      <style:table-row-properties style:row-height="0.494cm" fo:break-before="auto" style:use-optimal-row-height="true"/>
    </style:style>
    <style:style style:name="ro35" style:family="table-row">
      <style:table-row-properties style:row-height="0.464cm" fo:break-before="auto" style:use-optimal-row-height="true"/>
    </style:style>
    <style:style style:name="ro36" style:family="table-row">
      <style:table-row-properties style:row-height="0.709cm" fo:break-before="auto" style:use-optimal-row-height="true"/>
    </style:style>
    <style:style style:name="ro37" style:family="table-row">
      <style:table-row-properties style:row-height="1.658cm" fo:break-before="auto" style:use-optimal-row-height="true"/>
    </style:style>
    <style:style style:name="ro38" style:family="table-row">
      <style:table-row-properties style:row-height="0.69cm" fo:break-before="auto" style:use-optimal-row-height="true"/>
    </style:style>
    <style:style style:name="ro39" style:family="table-row">
      <style:table-row-properties style:row-height="0.586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4cm" fo:break-before="auto" style:use-optimal-row-height="true"/>
    </style:style>
    <style:style style:name="ro42" style:family="table-row">
      <style:table-row-properties style:row-height="0.584cm" fo:break-before="auto" style:use-optimal-row-height="true"/>
    </style:style>
    <style:style style:name="ro43" style:family="table-row">
      <style:table-row-properties style:row-height="1.293cm" fo:break-before="auto" style:use-optimal-row-height="true"/>
    </style:style>
    <style:style style:name="ro44" style:family="table-row">
      <style:table-row-properties style:row-height="0.863cm" fo:break-before="auto" style:use-optimal-row-height="true"/>
    </style:style>
    <style:style style:name="ro45" style:family="table-row">
      <style:table-row-properties style:row-height="2.588cm" fo:break-before="auto" style:use-optimal-row-height="true"/>
    </style:style>
    <style:style style:name="ro46" style:family="table-row">
      <style:table-row-properties style:row-height="1.725cm" fo:break-before="auto" style:use-optimal-row-height="true"/>
    </style:style>
    <style:style style:name="ro47" style:family="table-row">
      <style:table-row-properties style:row-height="0.529cm" fo:break-before="page" style:use-optimal-row-height="true"/>
    </style:style>
    <style:style style:name="ro48" style:family="table-row">
      <style:table-row-properties style:row-height="0.6cm" fo:break-before="auto" style:use-optimal-row-height="true"/>
    </style:style>
    <style:style style:name="ro49" style:family="table-row">
      <style:table-row-properties style:row-height="1.192cm" fo:break-before="auto" style:use-optimal-row-height="true"/>
    </style:style>
    <style:style style:name="ro50" style:family="table-row">
      <style:table-row-properties style:row-height="0.93cm" fo:break-before="auto" style:use-optimal-row-height="true"/>
    </style:style>
    <style:style style:name="ro51" style:family="table-row">
      <style:table-row-properties style:row-height="1.362cm" fo:break-before="auto" style:use-optimal-row-height="true"/>
    </style:style>
    <style:style style:name="ro52" style:family="table-row">
      <style:table-row-properties style:row-height="0.452cm" fo:break-before="page" style:use-optimal-row-height="true"/>
    </style:style>
    <style:style style:name="ro53" style:family="table-row">
      <style:table-row-properties style:row-height="0.582cm" fo:break-before="auto" style:use-optimal-row-height="true"/>
    </style:style>
    <style:style style:name="ro54" style:family="table-row">
      <style:table-row-properties style:row-height="1.099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794cm" fo:break-before="auto" style:use-optimal-row-height="true"/>
    </style:style>
    <style:style style:name="ro58" style:family="table-row">
      <style:table-row-properties style:row-height="1.104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54" style:family="table-cell" style:parent-style-name="comp_20_Int_5f_colonna">
      <style:text-properties style:font-name="Liberation Serif3" style:font-name-asian="Andale Sans UI" style:font-name-complex="Arial1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322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323" style:family="table-cell" style:parent-style-name="C_5f_BASE" style:data-style-name="N10001"/>
    <style:style style:name="ce325" style:family="table-cell" style:parent-style-name="C_5f_BASE" style:data-style-name="N10011"/>
    <style:style style:name="ce328" style:family="table-cell" style:parent-style-name="C_5f_BASE">
      <style:table-cell-properties fo:border="0.06pt solid #000000"/>
    </style:style>
    <style:style style:name="ce329" style:family="table-cell" style:parent-style-name="C_5f_scorre" style:data-style-name="N10011"/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3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5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C_5f_3">
      <style:paragraph-properties fo:margin-left="0cm"/>
    </style:style>
    <style:style style:name="ce475" style:family="table-cell" style:parent-style-name="Verb_5f_Grassetto_20__2b_">
      <style:text-properties fo:font-size="12pt" style:font-size-asian="12pt" style:font-size-complex="12pt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479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480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86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93" style:family="table-cell" style:parent-style-name="Default" style:data-style-name="N10001"/>
    <style:style style:name="ce494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495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96" style:family="table-cell" style:parent-style-name="Verb_5f_a_20_capo">
      <style:text-properties style:font-name="Arial3" style:font-name-asian="Andale Sans UI" style:font-name-complex="Arial1"/>
    </style:style>
    <style:style style:name="ce49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4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7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0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65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755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756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64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65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776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779" style:family="table-cell" style:parent-style-name="Verb_5f_Grassetto_20__2b_">
      <style:text-properties fo:font-size="11pt" style:font-size-asian="11pt" style:font-size-complex="11pt"/>
    </style:style>
    <style:style style:name="ce787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788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791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92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793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7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95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7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Normale_20_dx">
      <style:paragraph-properties fo:margin-left="0cm"/>
    </style:style>
    <style:style style:name="ce799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09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812" style:family="table-cell" style:parent-style-name="Normale_20_Sin">
      <style:table-cell-properties fo:wrap-option="no-wrap"/>
      <style:paragraph-properties fo:margin-left="0cm"/>
    </style:style>
    <style:style style:name="ce813" style:family="table-cell" style:parent-style-name="Normale_20_Sin">
      <style:table-cell-properties fo:wrap-option="no-wrap"/>
    </style:style>
    <style:style style:name="ce814" style:family="table-cell" style:parent-style-name="Normale_20_giust">
      <style:paragraph-properties fo:margin-left="0cm"/>
      <style:text-properties fo:hyphenate="true"/>
    </style:style>
    <style:style style:name="ce815" style:family="table-cell" style:parent-style-name="Normale_20_giust">
      <style:text-properties fo:font-weight="bold"/>
    </style:style>
    <style:style style:name="ce816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817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818" style:family="table-cell" style:parent-style-name="Default">
      <style:table-cell-properties style:text-align-source="value-type" style:repeat-content="false" fo:wrap-option="no-wrap"/>
    </style:style>
    <style:style style:name="ce248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Verb_5f_Normale_20_Sin" style:data-style-name="N10000">
      <style:table-cell-properties style:cell-protect="protected" style:print-content="true"/>
    </style:style>
    <style:style style:name="ce252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48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849" style:family="table-cell" style:parent-style-name="Normale_20_Sin">
      <style:table-cell-properties fo:wrap-option="wrap"/>
    </style:style>
    <style:style style:name="ce850" style:family="table-cell" style:parent-style-name="Normale_20_Sin" style:data-style-name="N10037">
      <style:table-cell-properties fo:wrap-option="wrap"/>
    </style:style>
    <style:style style:name="ce851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852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8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855" style:family="table-cell" style:parent-style-name="Normale_20_Sin" style:data-style-name="N10000"/>
    <style:style style:name="ce856" style:family="table-cell" style:parent-style-name="Default">
      <style:text-properties fo:font-size="10.5pt" style:font-size-asian="10.5pt" style:font-size-complex="10.5pt"/>
    </style:style>
    <style:style style:name="ce857" style:family="table-cell" style:parent-style-name="Normale_20_Sin" style:data-style-name="N10037"/>
    <style:style style:name="ce858" style:family="table-cell" style:parent-style-name="Default">
      <style:table-cell-properties fo:padding="0.086cm"/>
    </style:style>
    <style:style style:name="ce264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8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8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8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8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8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865" style:family="table-cell" style:parent-style-name="Default">
      <style:table-cell-properties fo:border-bottom="none" fo:border-left="0.06pt solid #000000" fo:padding="0.086cm" fo:border-right="none" fo:border-top="none"/>
    </style:style>
    <style:style style:name="ce8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8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68" style:family="table-cell" style:parent-style-name="C_5f_3">
      <style:table-cell-properties fo:background-color="transparent"/>
      <style:paragraph-properties fo:margin-left="0cm"/>
    </style:style>
    <style:style style:name="ce869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8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71" style:family="table-cell" style:parent-style-name="Default">
      <style:table-cell-properties fo:background-color="transparent"/>
    </style:style>
    <style:style style:name="ce8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8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="0.06pt solid #000000"/>
    </style:style>
    <style:style style:name="ce8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94" style:family="table-cell" style:parent-style-name="Default">
      <style:table-cell-properties fo:background-color="transparent" fo:border="0.06pt solid #000000"/>
    </style:style>
    <style:style style:name="ce8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2" style:family="table-cell" style:parent-style-name="Verb_5f_Grassetto_20__2b_">
      <style:table-cell-properties fo:background-color="transparent"/>
    </style:style>
    <style:style style:name="ce8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8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95" style:family="table-cell" style:parent-style-name="Verb_5f_a_20_capo">
      <style:table-cell-properties fo:background-color="transparent"/>
    </style:style>
    <style:style style:name="ce89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8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898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89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1" style:family="table-cell" style:parent-style-name="Default">
      <style:table-cell-properties fo:background-color="transparent" fo:wrap-option="wrap"/>
    </style:style>
    <style:style style:name="ce90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904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0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90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1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1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91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1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915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8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919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0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39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354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6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27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2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9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0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1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3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4" style:family="table-cell" style:parent-style-name="Default">
      <style:table-cell-properties fo:border-bottom="0.06pt solid #000000" fo:border-left="none" fo:border-right="none" fo:border-top="0.06pt solid #000000"/>
    </style:style>
    <style:style style:name="ce935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93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8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0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1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943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5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948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949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950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3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955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6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7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9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0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1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2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3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6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967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0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2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3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4" style:family="table-cell" style:parent-style-name="Default">
      <style:table-cell-properties style:cell-protect="protected" style:print-content="false"/>
    </style:style>
    <style:style style:name="ce975" style:family="table-cell" style:parent-style-name="Default">
      <style:text-properties fo:font-weight="bold" style:font-weight-asian="bold" style:font-weight-complex="bold"/>
    </style:style>
    <style:style style:name="ce976" style:family="table-cell" style:parent-style-name="comp_20_Int_5f_colonna">
      <style:text-properties fo:font-weight="bold" style:font-weight-asian="bold" style:font-weight-complex="bold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98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82" style:family="table-cell" style:parent-style-name="SPath">
      <style:table-cell-properties style:vertical-align="middle"/>
    </style:style>
    <style:style style:name="ce9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9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86" style:family="table-cell" style:parent-style-name="avvertenza">
      <style:paragraph-properties fo:margin-left="0cm"/>
    </style:style>
    <style:style style:name="ce9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8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9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9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9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9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9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9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9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9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10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10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100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03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1004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10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06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8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>
          <table:table-column table:style-name="co3" table:default-cell-style-name="Default"/>
        </table:table-column-group>
        <table:table-column table:style-name="co1" table:default-cell-style-name="Default"/>
        <table:table-column table:style-name="co3" table:default-cell-style-name="Default"/>
        <table:table-column-group>
          <table:table-column table:style-name="co3" table:default-cell-style-name="Default"/>
          <table:table-column table:style-name="co1" table:default-cell-style-name="Default"/>
          <table:table-column table:style-name="co4" table:visibility="collapse" table:number-columns-repeated="2" table:default-cell-style-name="EP-sfondo"/>
        </table:table-column-group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default-cell-style-name="Default"/>
        <table:table-column table:style-name="co8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5"/>
          <table:table-cell table:style-name="Default" table:number-columns-repeated="2"/>
          <table:table-cell table:number-columns-repeated="15"/>
          <table:table-cell table:style-name="Default"/>
          <table:table-cell table:number-columns-repeated="37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formula="of:=IF(SUBTOTAL(9;[.L3:.L5])=0;&quot;--&quot;;SUBTOTAL(9;[.L3:.L5]))" office:value-type="string" office:string-value="--" calcext:value-type="string">
            <text:p>--</text:p>
          </table:table-cell>
          <table:table-cell table:style-name="comp_20_In_20_testa" table:formula="of:=IF(SUBTOTAL(9;[.M3:.M5])=0;&quot;--&quot;;SUBTOTAL(9;[.M3:.M5]))" office:value-type="string" office:string-value="--" calcext:value-type="string">
            <text:p>--</text:p>
          </table:table-cell>
          <table:table-cell table:style-name="comp_20_In_20_testa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P3:.P5])=0;&quot;--&quot;;SUBTOTAL(9;[.P3:.P5]))" office:value-type="string" office:string-value="--" calcext:value-type="string">
            <text:p>--</text:p>
          </table:table-cell>
          <table:table-cell table:style-name="comp_20_In_20_testa" table:formula="of:=IF(SUBTOTAL(9;[.Q3:.Q5])=0;&quot;--&quot;;SUBTOTAL(9;[.Q3:.Q5]))" office:value-type="string" office:string-value="--" calcext:value-type="string">
            <text:p>--</text:p>
          </table:table-cell>
          <table:table-cell table:style-name="comp_20_In_20_testa" office:value-type="string" calcext:value-type="string">
            <text:p>TOTALE</text:p>
          </table:table-cell>
          <table:table-cell/>
          <table:table-cell table:style-name="comp_20_In_20_testa" table:formula="of:=IF(SUBTOTAL(9;[.T3:.T5])=0;&quot;--&quot;;SUBTOTAL(9;[.T3:.T5]))" office:value-type="string" office:string-value="--" calcext:value-type="string">
            <text:p>--</text:p>
          </table:table-cell>
          <table:table-cell table:style-name="comp_20_In_20_testa" table:formula="of:=IF(SUBTOTAL(9;[.U3:.U5])=0;&quot;--&quot;;SUBTOTAL(9;[.U3:.U5]))" office:value-type="string" office:string-value="--" calcext:value-type="string">
            <text:p>--</text:p>
          </table:table-cell>
          <table:table-cell table:style-name="comp_20_In_20_testa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5])=0;&quot;--&quot;;SUBTOTAL(9;[.X3:.X5]))" office:value-type="string" office:string-value="--" calcext:value-type="string">
            <text:p>--</text:p>
          </table:table-cell>
          <table:table-cell table:style-name="comp_20_In_20_testa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:.Z])=0;&quot;--&quot;;SUBTOTAL(9;[.Z:.Z]))" office:value-type="string" office:string-value="--" calcext:value-type="string">
            <text:p>--</text:p>
          </table:table-cell>
          <table:table-cell table:number-columns-repeated="37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number-columns-repeated="3"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/>
          <table:table-cell table:style-name="EP-mezzo_20__25_"/>
          <table:table-cell table:number-columns-repeated="38"/>
        </table:table-row>
        <table:table-row table:style-name="ro5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6"/>
          <table:table-cell table:number-columns-repeated="3"/>
          <table:table-cell table:style-name="EP_20_statistiche_5f_q" table:formula="of:=IF(SUBTOTAL(9;[.L3:.L5])=0;&quot;--&quot;;SUBTOTAL(9;[.L3:.L5]))" office:value-type="string" office:string-value="--" calcext:value-type="string">
            <text:p>--</text:p>
          </table:table-cell>
          <table:table-cell table:style-name="EP_20_statistiche_5f_q" table:formula="of:=IF(SUBTOTAL(9;[.M3:.M5])=0;&quot;--&quot;;SUBTOTAL(9;[.M3:.M5]))" office:value-type="string" office:string-value="--" calcext:value-type="string">
            <text:p>--</text:p>
          </table:table-cell>
          <table:table-cell table:style-name="EP_20_statistiche_5f_q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P3:.P5])=0;&quot;--&quot;;SUBTOTAL(9;[.P3:.P5]))" office:value-type="string" office:string-value="--" calcext:value-type="string">
            <text:p>--</text:p>
          </table:table-cell>
          <table:table-cell table:style-name="EP_20_statistiche_5f_q" table:formula="of:=IF(SUBTOTAL(9;[.Q3:.Q5])=0;&quot;--&quot;;SUBTOTAL(9;[.Q3:.Q5]))" office:value-type="string" office:string-value="--" calcext:value-type="string">
            <text:p>--</text:p>
          </table:table-cell>
          <table:table-cell table:style-name="EP_20_statistiche_5f_q" office:value-type="string" calcext:value-type="string">
            <text:p>TOTALE</text:p>
          </table:table-cell>
          <table:table-cell/>
          <table:table-cell table:style-name="EP_20_statistiche_5f_q" table:formula="of:=IF(SUBTOTAL(9;[.T3:.T5])=0;&quot;--&quot;;SUBTOTAL(9;[.T3:.T5]))" office:value-type="string" office:string-value="--" calcext:value-type="string">
            <text:p>--</text:p>
          </table:table-cell>
          <table:table-cell table:style-name="EP_20_statistiche_5f_q" table:formula="of:=IF(SUBTOTAL(9;[.U3:.U5])=0;&quot;--&quot;;SUBTOTAL(9;[.U3:.U5]))" office:value-type="string" office:string-value="--" calcext:value-type="string">
            <text:p>--</text:p>
          </table:table-cell>
          <table:table-cell table:style-name="EP_20_statistiche_5f_q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X3:.X5])=0;&quot;--&quot;;SUBTOTAL(9;[.X3:.X5]))" office:value-type="string" office:string-value="--" calcext:value-type="string">
            <text:p>--</text:p>
          </table:table-cell>
          <table:table-cell table:style-name="EP-mezzo_20__25_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:.Z])=0;&quot;--&quot;;SUBTOTAL(9;[.Z:.Z]))" office:value-type="string" office:string-value="--" calcext:value-type="string">
            <text:p>--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Riga_5f_rossa_5f_Chiudi" table:number-columns-repeated="2"/>
          <table:table-cell table:number-columns-repeated="15"/>
          <table:table-cell table:style-name="Default"/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3" table:default-cell-style-name="Default"/>
        <table:table-column table:style-name="co11" table:default-cell-style-name="comp_20_Int_5f_colonna"/>
        <table:table-column table:style-name="co12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3" table:number-columns-repeated="3" table:default-cell-style-name="Default"/>
        </table:table-column-group>
        <table:table-column table:style-name="co14" table:default-cell-style-name="Default"/>
        <table:table-column table:style-name="co12" table:visibility="collapse" table:default-cell-style-name="Default"/>
        <table:table-column table:style-name="co14" table:default-cell-style-name="Comp-Bianche_20_in_20_mezzo"/>
        <table:table-column table:style-name="co12" table:visibility="collapse" table:number-columns-repeated="6" table:default-cell-style-name="Comp-Bianche_20_in_20_mezzo"/>
        <table:table-column table:style-name="co15" table:default-cell-style-name="Comp-Bianche_20_in_20_mezzo"/>
        <table:table-column table:style-name="co12" table:visibility="collapse" table:number-columns-repeated="9" table:default-cell-style-name="Comp-Bianche_20_in_20_mezzo"/>
        <table:table-column table:style-name="co14" table:visibility="collapse" table:default-cell-style-name="Comp-Bianche_20_in_20_mezzo"/>
        <table:table-column-group table:display="false">
          <table:table-column table:style-name="co16" table:visibility="collapse" table:number-columns-repeated="2" table:default-cell-style-name="Comp-Bianche_20_in_20_mezzo"/>
        </table:table-column-group>
        <table:table-column table:style-name="co17" table:visibility="collapse" table:number-columns-repeated="5" table:default-cell-style-name="Comp-Bianche_20_in_20_mezzo"/>
        <table:table-column table:style-name="co18" table:visibility="collapse" table:default-cell-style-name="Comp-Bianche_20_in_20_mezzo"/>
        <table:table-column table:style-name="co18" table:visibility="collapse" table:number-columns-repeated="6" table:default-cell-style-name="Default"/>
        <table:table-column table:style-name="co18" table:visibility="collapse" table:default-cell-style-name="COnt_5f_noP"/>
        <table:table-column table:style-name="co18" table:default-cell-style-name="Default"/>
        <table:table-column table:style-name="co19" table:default-cell-style-name="Default"/>
        <table:table-column-group>
          <table:table-column table:style-name="co19" table:number-columns-repeated="4" table:default-cell-style-name="Default"/>
          <table:table-column table:style-name="co20" table:default-cell-style-name="Default"/>
          <table:table-column table:style-name="co12" table:number-columns-repeated="48" table:default-cell-style-name="Default"/>
          <table:table-column table:style-name="co12" table:number-columns-repeated="16284"/>
        </table:table-column-group>
        <table:table-column table:style-name="co12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6">
          <table:table-cell table:style-name="comp_20_In_20_testa" table:formula="of:=[.AK2]" office:value-type="float" office:value="0" calcext:value-type="float" table:number-columns-spanned="2" table:number-rows-spanned="1">
            <text:p>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float" office:value="0" calcext:value-type="float">
            <text:p>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7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8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9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10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1" table:default-cell-style-name="C_5f_BASE"/>
        <table:table-column table:style-name="co22" table:default-cell-style-name="C_5f_BASE"/>
        <table:table-column table:style-name="co23" table:number-columns-repeated="3" table:default-cell-style-name="C_5f_BASE"/>
        <table:table-column table:style-name="co24" table:default-cell-style-name="C_5f_BASE"/>
        <table:table-column table:style-name="co23" table:default-cell-style-name="C_5f_BASE"/>
        <table:table-column table:style-name="co25" table:default-cell-style-name="Default"/>
        <table:table-row table:style-name="ro11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3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323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1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E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E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325" table:formula="of:=#REF!" office:value-type="string" office:string-value="" calcext:value-type="error">
            <text:p>#REF!</text:p>
          </table:table-cell>
          <table:table-cell/>
          <table:table-cell table:style-name="Default"/>
          <table:table-cell table:number-columns-repeated="2"/>
        </table:table-row>
        <table:table-row table:style-name="ro14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329" table:formula="of:=#REF!" office:value-type="string" office:string-value="" calcext:value-type="error">
            <text:p>#RE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4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22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328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9" table:default-cell-style-name="Default"/>
        <table:table-column table:style-name="co9" table:default-cell-style-name="ce13"/>
        <table:table-column table:style-name="co9" table:default-cell-style-name="Default"/>
        <table:table-column table:style-name="co9" table:default-cell-style-name="ce342"/>
        <table:table-column table:style-name="co9" table:number-columns-repeated="6" table:default-cell-style-name="Default"/>
        <table:table-row table:style-name="ro9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style-name="ce356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9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5">
          <table:table-cell table:style-name="ce356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  <table:table-cell table:number-columns-repeated="3"/>
        </table:table-row>
        <table:table-row table:style-name="ro9" table:number-rows-repeated="2">
          <table:table-cell table:style-name="ce356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6">
          <table:table-cell table:style-name="ce356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7">
          <table:table-cell table:style-name="ce356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1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5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7"/>
          <table:covered-table-cell table:number-columns-repeated="3"/>
          <table:table-cell table:number-columns-repeated="3"/>
        </table:table-row>
        <table:table-row table:style-name="ro17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8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7" table:number-rows-repeated="4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9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7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9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8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3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356"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6" table:default-cell-style-name="ce486"/>
        <table:table-column table:style-name="co27" table:default-cell-style-name="ce45"/>
        <table:table-column table:style-name="co28" table:default-cell-style-name="ce499"/>
        <table:table-column table:style-name="co29" table:default-cell-style-name="Default"/>
        <table:table-column table:style-name="co30" table:default-cell-style-name="ce37"/>
        <table:table-column table:style-name="co25" table:number-columns-repeated="2" table:default-cell-style-name="Default"/>
        <table:table-column table:style-name="co9" table:number-columns-repeated="2" table:default-cell-style-name="Default"/>
        <table:table-row table:style-name="ro11">
          <table:table-cell table:style-name="ce474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20">
          <table:table-cell table:style-name="ce475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76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34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style-name="ce3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1">
          <table:table-cell table:style-name="ce479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480"/>
          <table:table-cell table:style-name="Default"/>
          <table:table-cell table:style-name="ce493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356" table:number-columns-repeated="4"/>
        </table:table-row>
        <table:table-row table:style-name="ro1">
          <table:table-cell table:style-name="ce37"/>
          <table:table-cell table:style-name="Default"/>
          <table:table-cell table:style-name="ce37" table:number-columns-repeated="2"/>
          <table:table-cell/>
          <table:table-cell table:style-name="ce356"/>
          <table:table-cell table:style-name="ce356" office:value-type="string" calcext:value-type="string">
            <text:p>Ritengo non sia il caso di duplicare questo foglio</text:p>
          </table:table-cell>
          <table:table-cell table:style-name="ce356" table:number-columns-repeated="2"/>
        </table:table-row>
        <table:table-row table:style-name="ro21">
          <table:table-cell table:style-name="ce38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356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356"/>
          <table:table-cell table:style-name="ce356" office:value-type="string" calcext:value-type="string">
            <text:p>ad ogni cert. Di pagamento.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ce494" office:value-type="string" calcext:value-type="string">
            <text:p>visto il contratto:</text:p>
          </table:table-cell>
          <table:table-cell table:style-name="ce50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56" table:number-columns-repeated="4"/>
        </table:table-row>
        <table:table-row table:style-name="ro1">
          <table:table-cell table:style-name="ce485"/>
          <table:table-cell/>
          <table:table-cell table:style-name="ce495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356"/>
          <table:table-cell table:style-name="ce356" office:value-type="string" calcext:value-type="string">
            <text:p>Conviene usare sempre il medesimo e contando sul pdf 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356"/>
          <table:table-cell table:style-name="ce356" office:value-type="string" calcext:value-type="string">
            <text:p>per l'archiviazione...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ce496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497" office:value-type="string" calcext:value-type="string">
            <text:p>per l'importo di netti euro </text:p>
          </table:table-cell>
          <table:table-cell table:style-name="ce504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497" office:value-type="string" calcext:value-type="string">
            <text:p>oltre a oneri per sicurezza pari a euro </text:p>
          </table:table-cell>
          <table:table-cell table:style-name="ce504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number-columns-repeated="2" office:value-type="string" calcext:value-type="string">
            <text:p> </text:p>
          </table:table-cell>
          <table:table-cell table:style-name="ce498" office:value-type="string" calcext:value-type="string">
            <text:p>Per Lavori e somministrazioni al netto degli oneri della sicurezza </text:p>
          </table:table-cell>
          <table:table-cell table:style-name="ce504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 </text:p>
          </table:table-cell>
          <table:table-cell/>
          <table:table-cell table:style-name="ce498" office:value-type="string" calcext:value-type="string">
            <text:p>A dedurre ribasso d'asta del 8,254% sui lavori</text:p>
          </table:table-cell>
          <table:table-cell table:style-name="ce499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505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00" office:value-type="string" calcext:value-type="string">
            <text:p>Per oneri sicurezza da computo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/>
          <table:table-cell table:style-name="ce500" office:value-type="string" calcext:value-type="string">
            <text:p>Per oneri aggiuntivi della sicurezza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505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505"/>
          <table:table-cell table:number-columns-repeated="5"/>
        </table:table-row>
        <table:table-row table:style-name="ro1">
          <table:table-cell table:number-columns-repeated="2"/>
          <table:table-cell table:style-name="ce502"/>
          <table:table-cell table:style-name="ce506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505" table:formula="of:=[.D22]+[.D25]+[.D26]" office:value-type="string" office:string-value="" calcext:value-type="error">
            <text:p>Err:520</text:p>
          </table:table-cell>
          <table:table-cell/>
          <table:table-cell table:style-name="ce50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da cui detraendo</text:p>
          </table:table-cell>
          <table:table-cell table:style-name="ce500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Ritenuta del 0,00% per garanzia</text:p>
          </table:table-cell>
          <table:table-cell table:style-name="ce3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Ritenuta del 0,50% per infortuni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Certificati precedenti:</text:p>
          </table:table-cell>
          <table:table-cell table:style-name="ce499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504" table:formula="of:=[.D31]" office:value-type="currency" office:currency="EUR" office:value="0" calcext:value-type="currency">
            <text:p>€ 0,00</text:p>
          </table:table-cell>
          <table:table-cell table:style-name="ce500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505"/>
          <table:table-cell table:style-name="ce507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500"/>
          <table:table-cell table:style-name="ce504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500"/>
          <table:table-cell table:style-name="ce507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2"/>
          <table:table-cell table:style-name="ce37"/>
          <table:table-cell table:number-columns-repeated="5"/>
        </table:table-row>
        <table:table-row table:style-name="ro1">
          <table:table-cell table:style-name="ce487" office:value-type="string" calcext:value-type="string">
            <text:p>TOTALE</text:p>
          </table:table-cell>
          <table:table-cell table:style-name="ce492" table:formula="of:=SUM([.B11:.B38])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37" office:value-type="string" calcext:value-type="string">
            <text:p>d'appalto si può pagare all'impresa la rata di :</text:p>
          </table:table-cell>
          <table:table-cell table:style-name="ce37"/>
          <table:table-cell table:number-columns-repeated="5"/>
        </table:table-row>
        <table:table-row table:style-name="ro1">
          <table:table-cell table:style-name="ce48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37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9" table:number-columns-spanned="2" table:number-rows-spanned="1"/>
          <table:covered-table-cell table:style-name="Default"/>
          <table:table-cell table:style-name="ce497" office:value-type="string" calcext:value-type="string">
            <text:p>IVA compresa</text:p>
          </table:table-cell>
          <table:table-cell table:style-name="ce487"/>
          <table:table-cell table:style-name="ce508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490" table:number-columns-spanned="2" table:number-rows-spanned="1"/>
          <table:covered-table-cell table:style-name="Default"/>
          <table:table-cell table:style-name="ce37" table:number-columns-repeated="2"/>
          <table:table-cell table:number-columns-repeated="5"/>
        </table:table-row>
        <table:table-row table:style-name="ro1">
          <table:table-cell table:style-name="ce37" table:number-columns-repeated="4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37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Default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25" table:default-cell-style-name="Default"/>
        <table:table-column table:style-name="co25" table:number-columns-repeated="8" table:default-cell-style-name="ce437"/>
        <table:table-row table:style-name="ro22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4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8-08" calcext:value-type="date">
            <text:p>08/08/25</text:p>
          </table:table-cell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75" office:value-type="string" calcext:value-type="string">
            <text:p>riservato per il tipo di documento</text:p>
          </table:table-cell>
          <table:table-cell table:style-name="ce443"/>
          <table:table-cell table:style-name="ce75" office:value-type="string" calcext:value-type="string" table:number-columns-spanned="2" table:number-rows-spanned="1">
            <text:p>riservato pe\r num. pagina</text:p>
          </table:table-cell>
          <table:covered-table-cell table:style-name="ce7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3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3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07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48" table:number-columns-repeated="5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48" table:number-columns-repeated="4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2" table:default-cell-style-name="Default"/>
        <table:table-column table:style-name="co48" table:number-columns-repeated="6" table:default-cell-style-name="Default"/>
        <table:table-column table:style-name="co71" table:default-cell-style-name="Default"/>
        <table:table-column table:style-name="co48" table:number-columns-repeated="46" table:default-cell-style-name="Default"/>
        <table:table-column table:style-name="co72" table:default-cell-style-name="Default"/>
        <table:table-column table:style-name="co48" table:number-columns-repeated="128" table:default-cell-style-name="Default"/>
        <table:table-column table:style-name="co9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2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1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1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07" table:number-columns-repeated="5"/>
          <table:table-cell office:value-type="float" office:value="288" calcext:value-type="float">
            <text:p>288</text:p>
          </table:table-cell>
          <table:table-cell table:style-name="ce607" office:value-type="float" office:value="6" calcext:value-type="float">
            <text:p>6</text:p>
          </table:table-cell>
          <table:table-cell table:style-name="ce607" office:value-type="float" office:value="7" calcext:value-type="float">
            <text:p>7</text:p>
          </table:table-cell>
          <table:table-cell table:style-name="ce607" office:value-type="float" office:value="8" calcext:value-type="float">
            <text:p>8</text:p>
          </table:table-cell>
          <table:table-cell table:style-name="ce607" office:value-type="float" office:value="9" calcext:value-type="float">
            <text:p>9</text:p>
          </table:table-cell>
          <table:table-cell table:style-name="ce607" office:value-type="float" office:value="10" calcext:value-type="float">
            <text:p>10</text:p>
          </table:table-cell>
          <table:table-cell table:style-name="ce607" office:value-type="float" office:value="11" calcext:value-type="float">
            <text:p>11</text:p>
          </table:table-cell>
          <table:table-cell table:style-name="ce607" office:value-type="float" office:value="12" calcext:value-type="float">
            <text:p>12</text:p>
          </table:table-cell>
          <table:table-cell table:style-name="ce607" office:value-type="float" office:value="13" calcext:value-type="float">
            <text:p>13</text:p>
          </table:table-cell>
          <table:table-cell table:style-name="ce607" office:value-type="float" office:value="14" calcext:value-type="float">
            <text:p>14</text:p>
          </table:table-cell>
          <table:table-cell table:style-name="ce607" office:value-type="float" office:value="15" calcext:value-type="float">
            <text:p>15</text:p>
          </table:table-cell>
          <table:table-cell table:style-name="ce607" office:value-type="float" office:value="16" calcext:value-type="float">
            <text:p>16</text:p>
          </table:table-cell>
          <table:table-cell table:style-name="ce607" office:value-type="float" office:value="17" calcext:value-type="float">
            <text:p>17</text:p>
          </table:table-cell>
          <table:table-cell table:style-name="ce607" office:value-type="float" office:value="18" calcext:value-type="float">
            <text:p>18</text:p>
          </table:table-cell>
          <table:table-cell table:style-name="ce607" office:value-type="float" office:value="19" calcext:value-type="float">
            <text:p>19</text:p>
          </table:table-cell>
          <table:table-cell table:style-name="ce607" table:number-columns-repeated="1004"/>
        </table:table-row>
        <table:table-row table:style-name="ro22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65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65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3" table:default-cell-style-name="Menu_5f_sfondo"/>
        <table:table-column table:style-name="co74" table:default-cell-style-name="Descriz"/>
        <table:table-column table:style-name="co75" table:default-cell-style-name="Dati_5f_valuta"/>
        <table:table-column table:style-name="co9" table:default-cell-style-name="Menu_5f_sfondo"/>
        <table:table-column table:style-name="co76" table:default-cell-style-name="Menu_5f_sfondo"/>
        <table:table-column table:style-name="co77" table:default-cell-style-name="Default"/>
        <table:table-column table:style-name="co78" table:default-cell-style-name="Default"/>
        <table:table-column table:style-name="co9" table:number-columns-repeated="7" table:default-cell-style-name="Default"/>
        <table:table-column table:style-name="co79" table:number-columns-repeated="2" table:default-cell-style-name="Default"/>
        <table:table-column table:style-name="co25" table:number-columns-repeated="44" table:default-cell-style-name="Default"/>
        <table:table-row table:style-name="ro22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30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number-columns-repeated="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83" table:default-cell-style-name="Default"/>
        <table:table-column table:style-name="co14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86" table:number-columns-repeated="4" table:default-cell-style-name="Default"/>
        <table:table-column table:style-name="co25" table:number-columns-repeated="2" table:default-cell-style-name="Default"/>
        <table:table-column table:style-name="co87" table:default-cell-style-name="Default"/>
        <table:table-column table:style-name="co25" table:number-columns-repeated="2" table:default-cell-style-name="Default"/>
        <table:table-column table:style-name="co88" table:default-cell-style-name="Default"/>
        <table:table-column table:style-name="co25" table:default-cell-style-name="Default"/>
        <table:table-column table:style-name="co89" table:default-cell-style-name="Default"/>
        <table:table-column table:style-name="co25" table:number-columns-repeated="16" table:default-cell-style-name="Default"/>
        <table:table-column table:style-name="co90" table:number-columns-repeated="2" table:default-cell-style-name="Default"/>
        <table:table-column table:style-name="co25" table:number-columns-repeated="15" table:default-cell-style-name="Default"/>
        <table:table-row table:style-name="ro32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6">
          <table:table-cell table:style-name="Comp_20_No_20_print" table:number-columns-repeated="17"/>
          <table:table-cell table:style-name="comp_20_In_20_testa" table:formula="of:=[.R91]" office:value-type="float" office:value="0" calcext:value-type="float">
            <text:p>0,00</text:p>
          </table:table-cell>
          <table:table-cell table:style-name="comp_20_In_20_testa" table:formula="of:=[.S91]" office:value-type="float" office:value="0" calcext:value-type="float">
            <text:p>0,00</text:p>
          </table:table-cell>
          <table:table-cell table:style-name="comp_20_In_20_testa" table:formula="of:=[.T91]" office:value-type="float" office:value="0" calcext:value-type="float">
            <text:p>0,00</text:p>
          </table:table-cell>
          <table:table-cell table:style-name="comp_20_In_20_testa" table:formula="of:=[.U91]" office:value-type="float" office:value="0" calcext:value-type="float">
            <text:p>0,00</text:p>
          </table:table-cell>
          <table:table-cell table:style-name="comp_20_In_20_testa" table:formula="of:=[.V91]" office:value-type="float" office:value="0" calcext:value-type="float">
            <text:p>0,00</text:p>
          </table:table-cell>
          <table:table-cell table:style-name="comp_20_In_20_testa" table:formula="of:=[.W91]" office:value-type="float" office:value="0" calcext:value-type="float">
            <text:p>0,00</text:p>
          </table:table-cell>
          <table:table-cell table:style-name="comp_20_In_20_testa" table:formula="of:=[.X91]" office:value-type="float" office:value="0" calcext:value-type="float">
            <text:p>0,00</text:p>
          </table:table-cell>
          <table:table-cell table:style-name="comp_20_In_20_testa" table:formula="of:=[.Y91]" office:value-type="float" office:value="0" calcext:value-type="float">
            <text:p>0,00</text:p>
          </table:table-cell>
          <table:table-cell table:style-name="comp_20_In_20_testa" table:formula="of:=[.Z91]" office:value-type="float" office:value="0" calcext:value-type="float">
            <text:p>0,00</text:p>
          </table:table-cell>
          <table:table-cell table:style-name="comp_20_In_20_testa" table:formula="of:=[.AA91]" office:value-type="float" office:value="0" calcext:value-type="float">
            <text:p>0,00</text:p>
          </table:table-cell>
          <table:table-cell table:style-name="comp_20_In_20_testa" table:formula="of:=[.AB91]" office:value-type="float" office:value="0" calcext:value-type="float">
            <text:p>0,00</text:p>
          </table:table-cell>
          <table:table-cell table:style-name="comp_20_In_20_testa" table:formula="of:=[.AC91]" office:value-type="float" office:value="0" calcext:value-type="float">
            <text:p>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float" office:value="0" calcext:value-type="float">
            <text:p>0,00</text:p>
          </table:table-cell>
          <table:table-cell table:style-name="comp_20_In_20_testa" table:number-columns-repeated="5"/>
          <table:table-cell table:style-name="comp_20_In_20_testa" table:formula="of:=[.AK91]" office:value-type="float" office:value="0" calcext:value-type="float">
            <text:p>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8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3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07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8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9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10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2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2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4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5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5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6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7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2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5" table:number-columns-repeated="5" table:default-cell-style-name="Default"/>
        <table:table-column table:style-name="co92" table:default-cell-style-name="Default"/>
        <table:table-column table:style-name="co9" table:default-cell-style-name="Default"/>
        <table:table-column table:style-name="co93" table:default-cell-style-name="Default"/>
        <table:table-row table:style-name="ro9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9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5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9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3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7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3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7" table:number-rows-repeated="4">
          <table:table-cell/>
          <table:table-cell table:style-name="Copertina_5f_Titolo"/>
          <table:table-cell table:number-columns-repeated="7"/>
        </table:table-row>
        <table:table-row table:style-name="ro15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7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9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9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9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9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9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9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9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9" table:number-columns-repeated="7" table:default-cell-style-name="Default"/>
        <table:table-row table:style-name="ro9"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2">
          <table:table-cell table:style-name="ce356"/>
          <table:table-cell table:number-columns-repeated="6"/>
        </table:table-row>
        <table:table-row table:style-name="ro9">
          <table:table-cell table:number-columns-repeated="3"/>
          <table:table-cell table:style-name="ce15"/>
          <table:table-cell table:number-columns-repeated="3"/>
        </table:table-row>
        <table:table-row table:style-name="ro15">
          <table:table-cell table:style-name="ce356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</table:table-row>
        <table:table-row table:style-name="ro9" table:number-rows-repeated="2">
          <table:table-cell table:style-name="ce356"/>
          <table:table-cell table:number-columns-repeated="2"/>
          <table:table-cell table:style-name="ce15"/>
          <table:table-cell table:number-columns-repeated="3"/>
        </table:table-row>
        <table:table-row table:style-name="ro16">
          <table:table-cell table:style-name="ce356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7">
          <table:table-cell table:style-name="ce356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1">
          <table:table-cell table:number-columns-repeated="3"/>
          <table:table-cell table:style-name="ce334"/>
          <table:table-cell table:number-columns-repeated="3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5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7"/>
          <table:covered-table-cell table:number-columns-repeated="3"/>
        </table:table-row>
        <table:table-row table:style-name="ro17">
          <table:table-cell table:number-columns-repeated="3"/>
          <table:table-cell table:style-name="ce17"/>
          <table:table-cell table:number-columns-repeated="3"/>
        </table:table-row>
        <table:table-row table:style-name="ro4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7" table:number-rows-repeated="4">
          <table:table-cell table:number-columns-repeated="3"/>
          <table:table-cell table:style-name="ce17"/>
          <table:table-cell table:number-columns-repeated="3"/>
        </table:table-row>
        <table:table-row table:style-name="ro19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7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9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8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9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2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356"/>
          <table:table-cell table:number-columns-repeated="6"/>
        </table:table-row>
        <table:table-row table:style-name="ro41">
          <table:table-cell table:style-name="ce356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9">
          <table:table-cell table:style-name="ce356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356"/>
          <table:table-cell table:number-columns-repeated="6"/>
        </table:table-row>
        <table:table-row table:style-name="ro1">
          <table:table-cell table:style-name="ce356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12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2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2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0"/>
          <table:table-cell table:number-columns-repeated="60"/>
        </table:table-row>
        <table:table-row table:style-name="ro17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30">
          <table:table-cell/>
          <table:table-cell table:style-name="ce765"/>
          <table:table-cell table:number-columns-repeated="62"/>
        </table:table-row>
        <table:table-row table:style-name="ro21">
          <table:table-cell office:value-type="string" calcext:value-type="string">
            <text:p>Stazione Appaltante:</text:p>
          </table:table-cell>
          <table:table-cell table:style-name="ce251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8"/>
          <table:table-cell table:number-columns-repeated="60"/>
        </table:table-row>
        <table:table-row table:style-name="ro21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8"/>
          <table:table-cell table:number-columns-repeated="60"/>
        </table:table-row>
        <table:table-row table:style-name="ro21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1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1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1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1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1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1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1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1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8">
          <table:table-cell office:value-type="string" calcext:value-type="string">
            <text:p>il responsabile del procedimento:</text:p>
          </table:table-cell>
          <table:table-cell table:style-name="ce251" table:formula="of:=[S2.C12]" office:value-type="string" office:string-value="RESPONSABILE DEL PROGETTO" calcext:value-type="string">
            <text:p>RESPONSABILE DEL PROGETTO</text:p>
          </table:table-cell>
          <table:table-cell table:style-name="ce252"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l Direttore lavori:</text:p>
          </table:table-cell>
          <table:table-cell table:style-name="ce251" table:formula="of:=[S2.C16]" office:value-type="string" office:string-value="Direttore Lavori" calcext:value-type="string">
            <text:p>Direttore Lavori</text:p>
          </table:table-cell>
          <table:table-cell table:style-name="ce252" table:number-columns-repeated="2"/>
          <table:table-cell table:number-columns-repeated="60"/>
        </table:table-row>
        <table:table-row table:style-name="ro18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251"/>
          <table:table-cell table:style-name="ce252" table:number-columns-repeated="2"/>
          <table:table-cell table:number-columns-repeated="60"/>
        </table:table-row>
        <table:table-row table:style-name="ro18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251"/>
          <table:table-cell table:style-name="ce252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2"/>
          <table:table-cell table:number-columns-repeated="60"/>
        </table:table-row>
        <table:table-row table:style-name="ro18">
          <table:table-cell table:style-name="Verb_5f_unite_20_sin"/>
          <table:table-cell table:style-name="ce252" table:number-columns-repeated="3"/>
          <table:table-cell table:number-columns-repeated="60"/>
        </table:table-row>
        <table:table-row table:style-name="ro13">
          <table:table-cell table:style-name="ce755" office:value-type="string" calcext:value-type="string">
            <text:p>Letto e confermato</text:p>
          </table:table-cell>
          <table:table-cell table:style-name="ce250" table:number-columns-repeated="3"/>
          <table:table-cell table:number-columns-repeated="60"/>
        </table:table-row>
        <table:table-row table:style-name="ro13">
          <table:table-cell table:style-name="ce755"/>
          <table:table-cell table:style-name="ce250" table:number-columns-repeated="3"/>
          <table:table-cell table:number-columns-repeated="60"/>
        </table:table-row>
        <table:table-row table:style-name="ro1">
          <table:table-cell table:style-name="ce756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764"/>
          <table:table-cell table:number-columns-repeated="63"/>
        </table:table-row>
        <table:table-row table:style-name="ro17" table:number-rows-repeated="3">
          <table:table-cell table:style-name="ce765"/>
          <table:table-cell table:number-columns-repeated="63"/>
        </table:table-row>
        <table:table-row table:style-name="ro17">
          <table:table-cell table:style-name="ce768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7" table:number-rows-repeated="3">
          <table:table-cell table:style-name="ce765"/>
          <table:table-cell table:number-columns-repeated="63"/>
        </table:table-row>
        <table:table-row table:style-name="ro17">
          <table:table-cell table:style-name="ce768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47">
          <table:table-cell table:style-name="Normale_20_giust"/>
          <table:table-cell table:style-name="ce248"/>
          <table:table-cell table:number-columns-repeated="62"/>
        </table:table-row>
        <table:table-row table:style-name="ro12">
          <table:table-cell table:style-name="ce776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48">
          <table:table-cell table:style-name="ce779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2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ce787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0"/>
          <table:table-cell table:style-name="ce250"/>
          <table:table-cell table:number-columns-repeated="60"/>
        </table:table-row>
        <table:table-row table:style-name="ro17">
          <table:table-cell table:style-name="Normale"/>
          <table:table-cell table:style-name="Verb_5f_grassetto"/>
          <table:table-cell table:number-columns-repeated="62"/>
        </table:table-row>
        <table:table-row table:style-name="ro30">
          <table:table-cell/>
          <table:table-cell table:style-name="ce765"/>
          <table:table-cell table:number-columns-repeated="62"/>
        </table:table-row>
        <table:table-row table:style-name="ro21">
          <table:table-cell office:value-type="string" calcext:value-type="string">
            <text:p>Stazione Appaltante:</text:p>
          </table:table-cell>
          <table:table-cell table:style-name="ce251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8"/>
          <table:table-cell table:number-columns-repeated="60"/>
        </table:table-row>
        <table:table-row table:style-name="ro21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8"/>
          <table:table-cell table:number-columns-repeated="60"/>
        </table:table-row>
        <table:table-row table:style-name="ro21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1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EF!</text:p>
          </table:table-cell>
          <table:table-cell table:style-name="Numero"/>
          <table:table-cell table:number-columns-repeated="61"/>
        </table:table-row>
        <table:table-row table:style-name="ro21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30" table:number-rows-repeated="2">
          <table:table-cell/>
          <table:table-cell table:style-name="Verb_5f_Normale_20_Sin"/>
          <table:table-cell table:number-columns-repeated="62"/>
        </table:table-row>
        <table:table-row table:style-name="ro50">
          <table:table-cell table:style-name="ce788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847"/>
          <table:table-cell table:number-columns-repeated="60"/>
        </table:table-row>
        <table:table-row table:style-name="ro51">
          <table:table-cell table:style-name="ce791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848"/>
          <table:covered-table-cell table:number-columns-repeated="2" table:style-name="ce847"/>
          <table:table-cell table:number-columns-repeated="60"/>
        </table:table-row>
        <table:table-row table:style-name="ro30">
          <table:table-cell/>
          <table:table-cell table:style-name="Verb_5f_Normale_20_Sin"/>
          <table:table-cell table:number-columns-repeated="62"/>
        </table:table-row>
        <table:table-row table:style-name="ro21">
          <table:table-cell table:style-name="ce792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0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50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30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793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764" office:value-type="string" calcext:value-type="string">
            <text:p>Avigliana li, 05/05/08</text:p>
          </table:table-cell>
          <table:table-cell table:number-columns-repeated="63"/>
        </table:table-row>
        <table:table-row table:style-name="ro17">
          <table:table-cell table:style-name="ce765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794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2">
          <table:table-cell table:style-name="Default"/>
          <table:table-cell table:number-columns-repeated="63"/>
        </table:table-row>
        <table:table-row table:style-name="ro21">
          <table:table-cell table:style-name="ce795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7">
          <table:table-cell table:style-name="ce796"/>
          <table:table-cell table:number-columns-repeated="63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"/>
          <table:table-cell table:number-columns-repeated="63"/>
        </table:table-row>
        <table:table-row table:style-name="ro18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84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849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850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8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8">
          <table:table-cell table:style-name="ce798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8">
          <table:table-cell table:style-name="ce799"/>
          <table:table-cell table:number-columns-repeated="63"/>
        </table:table-row>
        <table:table-row table:style-name="ro18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7">
          <table:table-cell table:style-name="ce809"/>
          <table:table-cell table:number-columns-repeated="63"/>
        </table:table-row>
        <table:table-row table:style-name="ro18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8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857"/>
          <table:table-cell table:number-columns-repeated="60"/>
        </table:table-row>
        <table:table-row table:style-name="ro18">
          <table:table-cell table:style-name="ce812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8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8">
          <table:table-cell table:style-name="ce813" office:value-type="string" calcext:value-type="string">
            <text:p>vennero consegnati i lavori in oggetto; </text:p>
          </table:table-cell>
          <table:table-cell table:number-columns-repeated="2"/>
          <table:table-cell table:style-name="ce857"/>
          <table:table-cell table:number-columns-repeated="60"/>
        </table:table-row>
        <table:table-row table:style-name="ro18">
          <table:table-cell table:style-name="ce813" office:value-type="string" calcext:value-type="string">
            <text:p>che il tempo utile per l'esecuzione dei lavori è di gg</text:p>
          </table:table-cell>
          <table:table-cell/>
          <table:table-cell table:style-name="ce8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814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851"/>
          <table:table-cell table:number-columns-repeated="60"/>
        </table:table-row>
        <table:table-row table:style-name="ro53">
          <table:table-cell table:style-name="ce814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851"/>
          <table:table-cell table:number-columns-repeated="60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8">
          <table:table-cell table:style-name="Normale_20_giust" table:number-columns-repeated="4"/>
          <table:table-cell table:number-columns-repeated="60"/>
        </table:table-row>
        <table:table-row table:style-name="ro18">
          <table:table-cell table:style-name="ce813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ce815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ce816"/>
          <table:table-cell/>
          <table:table-cell table:style-name="Normale_20_giust" table:number-columns-repeated="2"/>
          <table:table-cell table:number-columns-repeated="60"/>
        </table:table-row>
        <table:table-row table:style-name="ro25">
          <table:table-cell table:style-name="ce817" office:value-type="string" calcext:value-type="string">
            <text:p>L’impresa appaltatrice: </text:p>
          </table:table-cell>
          <table:table-cell table:style-name="ce852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56"/>
          <table:table-cell table:number-columns-repeated="60"/>
        </table:table-row>
        <table:table-row table:style-name="ro18" table:number-rows-repeated="4">
          <table:table-cell table:style-name="Normale_20_Sin"/>
          <table:table-cell table:number-columns-repeated="63"/>
        </table:table-row>
        <table:table-row table:style-name="ro17">
          <table:table-cell table:style-name="ce816"/>
          <table:table-cell table:number-columns-repeated="63"/>
        </table:table-row>
        <table:table-row table:style-name="ro25">
          <table:table-cell table:style-name="ce817" office:value-type="string" calcext:value-type="string">
            <text:p>Il direttore dei lavori:</text:p>
          </table:table-cell>
          <table:table-cell table:style-name="ce8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8" table:number-rows-repeated="4">
          <table:table-cell table:style-name="Normale_20_Sin"/>
          <table:table-cell table:style-name="ce356"/>
          <table:table-cell table:number-columns-repeated="62"/>
        </table:table-row>
        <table:table-row table:style-name="ro17">
          <table:table-cell table:style-name="ce816"/>
          <table:table-cell table:style-name="ce356"/>
          <table:table-cell table:number-columns-repeated="62"/>
        </table:table-row>
        <table:table-row table:style-name="ro25">
          <table:table-cell table:style-name="ce817" office:value-type="string" calcext:value-type="string">
            <text:p>Il responsabile del procedimento:</text:p>
          </table:table-cell>
          <table:table-cell table:style-name="ce8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818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858"/>
        <table:table-column table:style-name="co2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0" table:default-cell-style-name="Default"/>
        <table:table-column table:style-name="co25" table:default-cell-style-name="Default"/>
        <table:table-row table:style-name="ro11">
          <table:table-cell/>
          <table:table-cell table:style-name="ce8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871"/>
          <table:table-cell/>
        </table:table-row>
        <table:table-row table:style-name="ro20">
          <table:table-cell/>
          <table:table-cell table:style-name="ce869"/>
          <table:table-cell table:style-name="ce869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892"/>
          <table:covered-table-cell table:style-name="ce871"/>
          <table:table-cell table:style-name="ce871"/>
          <table:table-cell/>
        </table:table-row>
        <table:table-row table:style-name="ro35">
          <table:table-cell/>
          <table:table-cell table:style-name="ce870"/>
          <table:table-cell table:style-name="ce871" table:number-columns-repeated="4"/>
          <table:table-cell/>
        </table:table-row>
        <table:table-row table:style-name="ro11">
          <table:table-cell/>
          <table:table-cell table:style-name="ce871" table:number-columns-repeated="2"/>
          <table:table-cell table:style-name="ce893" office:value-type="string" calcext:value-type="string" table:number-columns-spanned="2" table:number-rows-spanned="1">
            <text:p>CERTIFICATO DI PAGAMENTO N.1</text:p>
          </table:table-cell>
          <table:covered-table-cell table:style-name="ce871"/>
          <table:table-cell table:style-name="ce871"/>
          <table:table-cell/>
        </table:table-row>
        <table:table-row table:style-name="ro35">
          <table:table-cell/>
          <table:table-cell table:style-name="ce871" table:number-columns-repeated="2"/>
          <table:table-cell table:style-name="ce894" office:value-type="string" calcext:value-type="string">
            <text:p>PER IL PAGAMENTO DELLA RATA N.1 DI </text:p>
          </table:table-cell>
          <table:table-cell table:style-name="ce902" table:formula="of:=[.F39]" office:value-type="float" office:value="-2200" calcext:value-type="float">
            <text:p>-2200</text:p>
          </table:table-cell>
          <table:table-cell table:style-name="ce871"/>
          <table:table-cell/>
        </table:table-row>
        <table:table-row table:style-name="ro11">
          <table:table-cell/>
          <table:table-cell table:style-name="ce872"/>
          <table:table-cell table:style-name="ce871" table:number-columns-repeated="4"/>
          <table:table-cell/>
        </table:table-row>
        <table:table-row table:style-name="ro11">
          <table:table-cell/>
          <table:table-cell table:style-name="ce872"/>
          <table:table-cell table:style-name="ce278" office:value-type="string" calcext:value-type="string">
            <text:p>Committente:</text:p>
          </table:table-cell>
          <table:table-cell table:style-name="ce871" table:formula="of:=[S2.C7]" office:value-type="float" office:value="0" calcext:value-type="float">
            <text:p>0</text:p>
          </table:table-cell>
          <table:table-cell table:style-name="ce871" table:number-columns-repeated="2"/>
          <table:table-cell/>
        </table:table-row>
        <table:table-row table:style-name="ro35">
          <table:table-cell/>
          <table:table-cell table:style-name="ce278" office:value-type="string" calcext:value-type="string" table:number-columns-spanned="2" table:number-rows-spanned="1">
            <text:p><text:s/>Impresa appaltatrice:</text:p>
          </table:table-cell>
          <table:covered-table-cell table:style-name="ce886"/>
          <table:table-cell table:style-name="ce89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871"/>
          <table:table-cell/>
        </table:table-row>
        <table:table-row table:style-name="ro35">
          <table:table-cell/>
          <table:table-cell table:style-name="ce874" table:number-columns-spanned="5" table:number-rows-spanned="1"/>
          <table:covered-table-cell table:number-columns-repeated="4" table:style-name="ce871"/>
          <table:table-cell/>
        </table:table-row>
        <table:table-row table:style-name="ro35">
          <table:table-cell table:style-name="ce264" office:value-type="string" calcext:value-type="string" table:number-columns-spanned="3" table:number-rows-spanned="1">
            <text:p><text:s/>Certificati Precedenti </text:p>
          </table:table-cell>
          <table:covered-table-cell table:style-name="ce875"/>
          <table:covered-table-cell table:style-name="ce294"/>
          <table:table-cell table:style-name="ce291" table:number-columns-repeated="3"/>
          <table:table-cell/>
        </table:table-row>
        <table:table-row table:style-name="ro35">
          <table:table-cell table:style-name="ce264" office:value-type="string" calcext:value-type="string">
            <text:p>n.</text:p>
          </table:table-cell>
          <table:table-cell table:style-name="ce876" office:value-type="string" calcext:value-type="string">
            <text:p>data</text:p>
          </table:table-cell>
          <table:table-cell table:style-name="ce876" office:value-type="string" calcext:value-type="string">
            <text:p><text:s/>importo </text:p>
          </table:table-cell>
          <table:table-cell table:style-name="ce291" office:value-type="string" calcext:value-type="string">
            <text:p>IL SOTTOSCRITTO DIRETTORE DEI LAVORI:</text:p>
          </table:table-cell>
          <table:table-cell table:style-name="ce8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871"/>
          <table:table-cell/>
        </table:table-row>
        <table:table-row table:style-name="ro35">
          <table:table-cell table:style-name="ce860"/>
          <table:table-cell table:style-name="ce877"/>
          <table:table-cell table:style-name="ce888"/>
          <table:table-cell table:style-name="ce896" table:formula="of:=[S2.B20]" office:value-type="string" office:string-value="Estremi del contratto:" calcext:value-type="string">
            <text:p>Estremi del contratto:</text:p>
          </table:table-cell>
          <table:table-cell table:style-name="ce90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con il quale fu affidata all'impresa: </text:p>
          </table:table-cell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8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per l'importo di netti euro </text:p>
          </table:table-cell>
          <table:table-cell table:style-name="ce904" table:formula="of:=[S2.C70]" office:value-type="currency" office:currency="EUR" office:value="0" calcext:value-type="currency">
            <text:p>€ 0,00</text:p>
          </table:table-cell>
          <table: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oltre a oneri per sicurezza pari a euro </text:p>
          </table:table-cell>
          <table:table-cell table:style-name="ce904" table:formula="of:=[S2.C75]" office:value-type="currency" office:currency="EUR" office:value="0" calcext:value-type="currency">
            <text:p>€ 0,00</text:p>
          </table:table-cell>
          <table: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/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office:value-type="string" calcext:value-type="string">
            <text:p>Risultando dalla contabilità sino ad oggi l'ammontare dei lavori </text:p>
          </table:table-cell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table:number-columns-spanned="3" table:number-rows-spanned="1"/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9" office:value-type="string" calcext:value-type="string">
            <text:p> </text:p>
          </table:table-cell>
          <table:table-cell table:style-name="ce879"/>
          <table:table-cell table:style-name="ce899" office:value-type="string" calcext:value-type="string">
            <text:p>Per Lavori e somministrazioni</text:p>
          </table:table-cell>
          <table:table-cell table:style-name="ce904" table:formula="of:=[S2.C84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office:value-type="string" calcext:value-type="string">
            <text:p> </text:p>
          </table:table-cell>
          <table:table-cell table:style-name="ce879"/>
          <table:table-cell table:style-name="ce899"/>
          <table:table-cell table:style-name="ce905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Totale </text:p>
          </table:table-cell>
          <table:table-cell table:style-name="ce906" table:formula="of:=-[.E22]+[.E21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Per oneri sicurezza da computo</text:p>
          </table:table-cell>
          <table:table-cell table:style-name="ce904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Per oneri aggiuntivi della sicurezza</text:p>
          </table:table-cell>
          <table:table-cell table:style-name="ce904"/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Per oneri della sicurezza</text:p>
          </table:table-cell>
          <table:table-cell table:style-name="ce906" table:formula="of:=[S2.C82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Saggi ed indagini </text:p>
          </table:table-cell>
          <table:table-cell table:style-name="ce906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/>
          <table:table-cell table:style-name="ce907"/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Sommano complessivi</text:p>
          </table:table-cell>
          <table:table-cell table:style-name="ce906" table:formula="of:=[.E23]+[.E26]+[.E27]" office:value-type="currency" office:currency="EUR" office:value="0" calcext:value-type="currency">
            <text:p>€ 0,00</text:p>
          </table:table-cell>
          <table:table-cell table:style-name="ce291"/>
          <table:table-cell table:style-name="ce914"/>
        </table:table-row>
        <table:table-row table:style-name="ro55">
          <table:table-cell table:style-name="ce861"/>
          <table:table-cell table:style-name="ce879" table:number-columns-repeated="2"/>
          <table:table-cell table:style-name="ce897"/>
          <table:table-cell table:style-name="ce908" office:value-type="string" calcext:value-type="string">
            <text:p>DETRAZIONI</text:p>
          </table:table-cell>
          <table:table-cell table:style-name="ce291"/>
          <table:table-cell table:style-name="ce914"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Ritenuta per anticipazioni</text:p>
          </table:table-cell>
          <table:table-cell table:style-name="ce909" office:value-type="currency" office:currency="EUR" office:value="2000" calcext:value-type="currency">
            <text:p>€ 2.00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Garanzia per le strutture (5% da contratto)</text:p>
          </table:table-cell>
          <table:table-cell table:style-name="ce910" table:formula="of:=[.E29]*0.05" office:value-type="float" office:value="0" calcext:value-type="float">
            <text:p>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Ritenuta del 0,50% per infortuni</text:p>
          </table:table-cell>
          <table:table-cell table:style-name="ce904" table:formula="of:=[.E29]*0.005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Certificati precedenti:</text:p>
          </table:table-cell>
          <table:table-cell table:style-name="ce905" table:formula="of:=[.C41]" office:value-type="float" office:value="0" calcext:value-type="float">
            <text:p>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/>
          <table:table-cell table:style-name="ce881" table:number-columns-repeated="2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Totale deduzioni</text:p>
          </table:table-cell>
          <table:table-cell table:style-name="ce904" table:formula="of:=SUM([.E31:.E35])" office:value-type="currency" office:currency="EUR" office:value="2000" calcext:value-type="currency">
            <text:p>€ 2.000,00</text:p>
          </table:table-cell>
          <table:table-cell table:style-name="ce88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Totale</text:p>
          </table:table-cell>
          <table:table-cell table:style-name="ce906"/>
          <table:table-cell table:style-name="ce91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IVA 10%</text:p>
          </table:table-cell>
          <table:table-cell table:style-name="ce881"/>
          <table:table-cell table:style-name="ce904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SOMMA DA PAGARE</text:p>
          </table:table-cell>
          <table:table-cell table:style-name="ce881"/>
          <table:table-cell table:style-name="ce91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5">
          <table:table-cell table:style-name="ce862"/>
          <table:table-cell table:number-columns-repeated="2" table:style-name="ce880" office:value-type="string" calcext:value-type="string">
            <text:p> </text:p>
          </table:table-cell>
          <table:table-cell table:style-name="ce900"/>
          <table:table-cell table:style-name="ce291" table:number-columns-repeated="2"/>
          <table:table-cell/>
        </table:table-row>
        <table:table-row table:style-name="ro35">
          <table:table-cell table:style-name="ce863" office:value-type="string" calcext:value-type="string" table:number-columns-spanned="2" table:number-rows-spanned="1">
            <text:p>TOTALE</text:p>
          </table:table-cell>
          <table:covered-table-cell table:style-name="ce287"/>
          <table:table-cell table:style-name="ce881" table:formula="of:=SUM([.C12:.C40])" office:value-type="float" office:value="0" calcext:value-type="float">
            <text:p>0</text:p>
          </table:table-cell>
          <table:table-cell table:style-name="ce901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871"/>
          <table:table-cell table:style-name="ce871"/>
          <table:table-cell/>
        </table:table-row>
        <table:table-row table:style-name="ro35">
          <table:table-cell table:style-name="ce863" office:value-type="string" calcext:value-type="string" table:number-columns-spanned="2" table:number-rows-spanned="1">
            <text:p>anticipazione</text:p>
          </table:table-cell>
          <table:covered-table-cell table:style-name="ce882"/>
          <table:table-cell table:style-name="ce294"/>
          <table:covered-table-cell table:number-columns-repeated="2" table:style-name="ce291"/>
          <table:table-cell table:style-name="ce91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8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883"/>
          <table:covered-table-cell table:style-name="ce889"/>
          <table:table-cell table:style-name="ce291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871"/>
          <table:table-cell/>
        </table:table-row>
        <table:table-row table:style-name="ro1">
          <table:covered-table-cell table:style-name="ce865"/>
          <table:covered-table-cell table:style-name="ce291"/>
          <table:covered-table-cell table:style-name="ce890"/>
          <table:table-cell table:style-name="ce897"/>
          <table:table-cell table:style-name="ce291"/>
          <table:table-cell table:style-name="ce913"/>
          <table:table-cell/>
        </table:table-row>
        <table:table-row table:style-name="ro1">
          <table:covered-table-cell table:style-name="ce865"/>
          <table:covered-table-cell table:style-name="ce291"/>
          <table:covered-table-cell table:style-name="ce890"/>
          <table:table-cell table:style-name="ce291" table:number-columns-repeated="3"/>
          <table:table-cell/>
        </table:table-row>
        <table:table-row table:style-name="ro1">
          <table:covered-table-cell table:style-name="ce866"/>
          <table:covered-table-cell table:style-name="ce885"/>
          <table:covered-table-cell table:style-name="ce891"/>
          <table:table-cell table:style-name="ce291" office:value-type="string" calcext:value-type="string">
            <text:p>Sangrillà, 05/12/2008</text:p>
          </table:table-cell>
          <table:table-cell table:style-name="ce291" table:number-columns-repeated="2"/>
          <table:table-cell/>
        </table:table-row>
        <table:table-row table:style-name="ro35">
          <table:table-cell/>
          <table:table-cell table:style-name="ce291" table:number-columns-repeated="5"/>
          <table:table-cell/>
        </table:table-row>
        <table:table-row table:style-name="ro1">
          <table:table-cell table:style-name="ce867" office:value-type="string" calcext:value-type="string">
            <text:p>V.to L'AMMINISTRAZIONE COMUNALE</text:p>
          </table:table-cell>
          <table:table-cell table:style-name="ce291"/>
          <table:table-cell table:style-name="ce871" table:number-columns-repeated="2"/>
          <table:table-cell table:style-name="ce291" office:value-type="string" calcext:value-type="string" table:number-columns-spanned="2" table:number-rows-spanned="1">
            <text:p>IL DIRETTORE DEI LAVORI</text:p>
          </table:table-cell>
          <table:covered-table-cell table:style-name="ce871"/>
          <table:table-cell/>
        </table:table-row>
        <table:table-row table:style-name="ro35">
          <table:table-cell/>
          <table:table-cell table:style-name="ce291" table:number-columns-repeated="5"/>
          <table:table-cell/>
        </table:table-row>
        <table:table-row table:style-name="ro35">
          <table:table-cell/>
          <table:table-cell table:style-name="ce871" table:number-columns-repeated="5"/>
          <table:table-cell/>
        </table:table-row>
        <table:table-row table:style-name="ro35" table:number-rows-repeated="65485">
          <table:table-cell table:number-columns-repeated="7"/>
        </table:table-row>
        <table:table-row table:style-name="ro35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966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9" table:number-columns-repeated="768" table:default-cell-style-name="Default"/>
        <table:table-row table:style-name="ro56">
          <table:table-cell table:style-name="ce915"/>
          <table:table-cell table:style-name="ce918"/>
          <table:table-cell table:style-name="ce915" table:number-columns-repeated="3"/>
          <table:table-cell table:style-name="ce959" office:value-type="string" calcext:value-type="string">
            <text:p>Note per la compilazione del quadro economico (questa colonna non viene stampata)</text:p>
          </table:table-cell>
          <table:table-cell table:style-name="ce967" table:number-columns-repeated="250"/>
          <table:table-cell table:style-name="ce974" table:number-columns-repeated="768"/>
        </table:table-row>
        <table:table-row table:style-name="ro5">
          <table:table-cell table:style-name="ce327" office:value-type="string" calcext:value-type="string" table:number-columns-spanned="5" table:number-rows-spanned="1">
            <text:p>QUADRO ECONOMICO DEI LAVORI</text:p>
          </table:table-cell>
          <table:covered-table-cell table:style-name="ce607"/>
          <table:covered-table-cell table:number-columns-repeated="3" table:style-name="ce327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5">
          <table:table-cell table:style-name="ce330"/>
          <table:table-cell table:style-name="ce327" table:number-columns-repeated="4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19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330"/>
          <table:table-cell table:style-name="ce330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20" office:value-type="string" calcext:value-type="string">
            <text:p>comprensive degli oneri per la sicurezza indiretti</text:p>
          </table:table-cell>
          <table:table-cell table:style-name="ce330" table:number-columns-repeated="3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/>
          <table:table-cell table:style-name="ce355"/>
          <table:table-cell/>
          <table:table-cell table:style-name="ce355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</text:p>
          </table:table-cell>
          <table:covered-table-cell table:style-name="ce339"/>
          <table:table-cell table:style-name="ce943" table:formula="of:=#REF!-#REF!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 table:number-columns-spanned="2" table:number-rows-spanned="1">
            <text:p>A corpo</text:p>
          </table:table-cell>
          <table:covered-table-cell table:style-name="ce354"/>
          <table:table-cell table:style-name="ce943" table:formula="of:=#REF!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 table:number-columns-spanned="2" table:number-rows-spanned="1">
            <text:p>In economia</text:p>
          </table:table-cell>
          <table:covered-table-cell table:style-name="ce354"/>
          <table:table-cell table:style-name="ce943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5" table:number-columns-repeated="2"/>
          <table:table-cell table:style-name="ce378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4" office:value-type="string" calcext:value-type="string" table:number-columns-spanned="2" table:number-rows-spanned="1">
            <text:p>TOTALE PER LAVORI</text:p>
          </table:table-cell>
          <table:covered-table-cell table:style-name="ce933"/>
          <table:table-cell table:style-name="ce945" table:formula="of:=SUM([.D7:.D9])" office:value-type="string" office:string-value="" calcext:value-type="error">
            <text:p>#REF!</text:p>
          </table:table-cell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5"/>
          <table:table-cell table:style-name="ce355"/>
          <table:table-cell table:style-name="ce946"/>
          <table:table-cell table:style-name="ce355"/>
          <table:table-cell table:style-name="ce961"/>
          <table:table-cell table:style-name="ce968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19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355"/>
          <table:table-cell table:style-name="ce961"/>
          <table:table-cell table:style-name="ce355"/>
          <table:table-cell table:style-name="ce330"/>
          <table:table-cell table:style-name="ce971"/>
          <table:table-cell table:style-name="ce330" table:number-columns-repeated="247"/>
          <table:table-cell table:number-columns-repeated="768"/>
        </table:table-row>
        <table:table-row table:style-name="ro1">
          <table:table-cell table:style-name="ce330"/>
          <table:table-cell table:style-name="ce920" office:value-type="string" calcext:value-type="string">
            <text:p>non soggette a ribasso</text:p>
          </table:table-cell>
          <table:table-cell table:number-columns-repeated="2"/>
          <table:table-cell table:style-name="ce355"/>
          <table:table-cell table:style-name="ce961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 indiretti (già compresi)</text:p>
          </table:table-cell>
          <table:covered-table-cell table:style-name="ce339"/>
          <table:table-cell table:style-name="ce947" table:formula="of:=[.D7]*0.05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/>
          <table:table-cell table:style-name="ce971"/>
          <table:table-cell table:style-name="ce330" table:number-columns-repeated="247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corpo indiretti (già compresi)</text:p>
          </table:table-cell>
          <table:covered-table-cell table:style-name="ce339"/>
          <table:table-cell table:style-name="ce947" table:formula="of:=[.D8]*0.05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339"/>
          <table:table-cell table:style-name="ce947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339"/>
          <table:table-cell table:style-name="ce947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6" office:value-type="string" calcext:value-type="string" table:number-columns-spanned="2" table:number-rows-spanned="1">
            <text:p>TOTALE SOMME PER LA SICUREZZA</text:p>
          </table:table-cell>
          <table:covered-table-cell table:style-name="ce934"/>
          <table:table-cell table:style-name="ce948" table:formula="of:=SUM([.D16:.D19])" office:value-type="string" office:string-value="" calcext:value-type="error">
            <text:p>#REF!</text:p>
          </table:table-cell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7" office:value-type="string" calcext:value-type="string" table:number-columns-spanned="2" table:number-rows-spanned="1">
            <text:p>TOTALE LAVORI COMPRENSIVI DELLA SICUREZZA</text:p>
          </table:table-cell>
          <table:covered-table-cell table:style-name="ce935"/>
          <table:table-cell table:style-name="ce949" table:formula="of:=[.D11]+[.D18]+[.D19]" office:value-type="string" office:string-value="" calcext:value-type="error">
            <text:p>#REF!</text:p>
          </table:table-cell>
          <table:table-cell table:style-name="ce355"/>
          <table:table-cell table:style-name="ce961" office:value-type="string" calcext:value-type="string">
            <text:p>totale per lavori + a misura diretti + a corpo diretti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8" office:value-type="string" calcext:value-type="string" table:number-columns-spanned="3" table:number-rows-spanned="1">
            <text:p>SOMME IN AMMINISTRAZIONE</text:p>
          </table:table-cell>
          <table:covered-table-cell table:style-name="ce355"/>
          <table:covered-table-cell table:style-name="ce378"/>
          <table:table-cell table:style-name="ce355"/>
          <table:table-cell table:style-name="ce962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/>
          <table:table-cell table:style-name="ce972"/>
          <table:table-cell table:style-name="ce973"/>
          <table:table-cell table:style-name="ce972"/>
          <table:table-cell table:style-name="ce330" table:number-columns-repeated="245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Spese tecniche</text:p>
          </table:table-cell>
          <table:table-cell table:style-name="ce936"/>
          <table:table-cell table:style-name="ce950"/>
          <table:table-cell table:style-name="ce955"/>
          <table:table-cell table:style-name="ce963" office:value-type="string" calcext:value-type="string">
            <text:p>riportare eventuali spese per consulenze</text:p>
          </table:table-cell>
          <table:table-cell table:style-name="ce969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ndagini geologiche</text:p>
          </table:table-cell>
          <table:table-cell table:style-name="ce937"/>
          <table:table-cell table:style-name="ce950"/>
          <table:table-cell table:style-name="ce355"/>
          <table:table-cell table:style-name="ce963" office:value-type="string" calcext:value-type="string">
            <text:p>riportare eventuali spese per consulenz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Rilievi</text:p>
          </table:table-cell>
          <table:table-cell table:style-name="ce937"/>
          <table:table-cell table:style-name="ce950"/>
          <table:table-cell table:style-name="ce355"/>
          <table:table-cell table:style-name="ce963" office:value-type="string" calcext:value-type="string">
            <text:p>riportare eventuali spese per consulenz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ncentivo progettazione</text:p>
          </table:table-cell>
          <table:table-cell table:style-name="ce937" office:value-type="percentage" office:value="0.02" calcext:value-type="percentage">
            <text:p>2,00%</text:p>
          </table:table-cell>
          <table:table-cell table:style-name="ce943" table:formula="of:=totale_lavori*[.C30]" office:value-type="string" office:string-value="" calcext:value-type="error">
            <text:p>#REF!</text:p>
          </table:table-cell>
          <table:table-cell table:style-name="ce355"/>
          <table:table-cell table:style-name="ce964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970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ccantonamento per accordi bonari</text:p>
          </table:table-cell>
          <table:table-cell table:style-name="ce937" office:value-type="percentage" office:value="0.03" calcext:value-type="percentage">
            <text:p>3,00%</text:p>
          </table:table-cell>
          <table:table-cell table:style-name="ce943" table:formula="of:=totale_lavori*[.C31]" office:value-type="string" office:string-value="" calcext:value-type="error">
            <text:p>#REF!</text:p>
          </table:table-cell>
          <table:table-cell table:style-name="ce355"/>
          <table:table-cell table:style-name="ce965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/>
          <table:table-cell table:style-name="ce937"/>
          <table:table-cell table:style-name="ce950"/>
          <table:table-cell table:style-name="ce355"/>
          <table:table-cell table:style-name="ce965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cquisizioni aree</text:p>
          </table:table-cell>
          <table:table-cell table:style-name="ce937"/>
          <table:table-cell table:style-name="ce950"/>
          <table:table-cell table:style-name="ce355"/>
          <table:table-cell table:style-name="ce964" office:value-type="string" office:string-value="somme per espropri ecc.         " calcext:value-type="string">
            <text:p>somme per espropri ecc. <text:s text:c="9"/>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/>
          <table:table-cell table:style-name="ce937"/>
          <table:table-cell table:style-name="ce950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mprevisti</text:p>
          </table:table-cell>
          <table:table-cell table:style-name="ce938" office:value-type="percentage" office:value="0.1" calcext:value-type="percentage">
            <text:p>10,00%</text:p>
          </table:table-cell>
          <table:table-cell table:style-name="ce943" table:formula="of:=[.D23]*[.C35]+[.D42]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calcolato su totale progetto + arrotondamenti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ltre spese (pubblicità, ecc.)</text:p>
          </table:table-cell>
          <table:table-cell table:style-name="ce937"/>
          <table:table-cell table:style-name="ce950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9" office:value-type="string" calcext:value-type="string">
            <text:p>IVA sui lavori (manutenzione straordinaria)</text:p>
          </table:table-cell>
          <table:table-cell table:style-name="ce937" office:value-type="percentage" office:value="0.22" calcext:value-type="percentage">
            <text:p>22,00%</text:p>
          </table:table-cell>
          <table:table-cell table:style-name="ce943" table:formula="of:=[.D23]*[.C37]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riportare l'aliquota prevista per legg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5"/>
          <table:table-cell table:style-name="ce939"/>
          <table:table-cell table:style-name="ce378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4" office:value-type="string" calcext:value-type="string" table:number-columns-spanned="2" table:number-rows-spanned="1">
            <text:p>TOTALE SOMME IN AMMINISTRAZIONE</text:p>
          </table:table-cell>
          <table:covered-table-cell table:style-name="ce933"/>
          <table:table-cell table:style-name="ce951" table:formula="of:=SUM([.D27:.D37])" office:value-type="string" office:string-value="" calcext:value-type="error">
            <text:p>#REF!</text:p>
          </table:table-cell>
          <table:table-cell table:style-name="ce956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5" table:number-columns-repeated="4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30" office:value-type="string" calcext:value-type="string" table:number-columns-spanned="2" table:number-rows-spanned="1">
            <text:p>TOTALE PROGETTO</text:p>
          </table:table-cell>
          <table:covered-table-cell table:style-name="ce940"/>
          <table:table-cell table:style-name="ce952" table:formula="of:=totale_lavori+totale_amministrazione" office:value-type="string" office:string-value="" calcext:value-type="error">
            <text:p>#REF!</text:p>
          </table:table-cell>
          <table:table-cell table:style-name="ce957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31" office:value-type="string" calcext:value-type="string">
            <text:p>Arrotondamenti (non viene stampato)</text:p>
          </table:table-cell>
          <table:table-cell table:style-name="ce941"/>
          <table:table-cell table:style-name="ce953"/>
          <table:table-cell table:style-name="ce958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32" office:value-type="string" calcext:value-type="string" table:number-columns-spanned="2" table:number-rows-spanned="1">
            <text:p>BASE D'ASTA</text:p>
          </table:table-cell>
          <table:covered-table-cell table:style-name="ce942"/>
          <table:table-cell table:style-name="ce954" table:formula="of:=[.D23]-[.D21]" office:value-type="string" office:string-value="" calcext:value-type="error">
            <text:p>#REF!</text:p>
          </table:table-cell>
          <table:table-cell table:style-name="ce330"/>
          <table:table-cell table:style-name="ce960" office:value-type="string" calcext:value-type="string">
            <text:p>totale progetto – totale sicurezza</text:p>
          </table:table-cell>
          <table:table-cell table:style-name="ce330" table:number-columns-repeated="250"/>
          <table:table-cell table:number-columns-repeated="768"/>
        </table:table-row>
        <table:table-row table:style-name="ro1" table:number-rows-repeated="65494">
          <table:table-cell table:style-name="ce330" table:number-columns-repeated="5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977"/>
        <table:table-column table:style-name="co117" table:default-cell-style-name="ce979"/>
        <table:table-column table:style-name="co118" table:default-cell-style-name="ce981"/>
        <table:table-column table:style-name="co9" table:number-columns-repeated="16380"/>
        <table:table-row table:style-name="ro1">
          <table:table-cell table:style-name="ce975"/>
          <table:table-cell table:style-name="ce976"/>
          <table:table-cell table:style-name="ce976" office:value-type="string" calcext:value-type="string">
            <text:p>SCORCIATOIE DI TASTIERA (LeenO)</text:p>
          </table:table-cell>
          <table:table-cell table:style-name="ce976" office:value-type="string" calcext:value-type="string">
            <text:p>Posizione (percorso) delle macro</text:p>
          </table:table-cell>
          <table:table-cell table:style-name="ce975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98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98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98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98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98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98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98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98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98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98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98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98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98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98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98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98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/>
          <table:table-cell table:style-name="ce978"/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98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98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98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98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98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98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98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98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98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98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98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98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98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98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98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98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98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98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98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98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98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98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98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98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980"/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98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30" table:number-rows-repeated="65486">
          <table:table-cell table:number-columns-repeated="4"/>
          <table:table-cell table:style-name="Default" table:number-columns-repeated="16380"/>
        </table:table-row>
        <table:table-row table:style-name="ro30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356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5" table:default-cell-style-name="ce356"/>
        <table:table-column table:style-name="co25" table:number-columns-repeated="4" table:default-cell-style-name="Default"/>
        <table:table-column table:style-name="co124" table:default-cell-style-name="Default"/>
        <table:table-column table:style-name="co25" table:number-columns-repeated="2" table:default-cell-style-name="Default"/>
        <table:table-row table:style-name="ro42">
          <table:table-cell table:style-name="ce983" office:value-type="string" calcext:value-type="string">
            <text:p>LeenO</text:p>
          </table:table-cell>
          <table:table-cell table:style-name="ce871" table:number-columns-repeated="5"/>
          <table:table-cell table:style-name="ce995"/>
          <table:table-cell table:style-name="ce871"/>
          <table:table-cell table:style-name="ce1006"/>
          <table:table-cell table:style-name="ce871" table:number-columns-repeated="5"/>
        </table:table-row>
        <table:table-row table:style-name="ro1">
          <table:table-cell table:style-name="ce984" office:value-type="string" calcext:value-type="string">
            <text:p>applicativo per computi metrici estimativi con LibreOffice</text:p>
          </table:table-cell>
          <table:table-cell table:style-name="ce871" table:number-columns-repeated="4"/>
          <table:table-cell table:style-name="ce992"/>
          <table:table-cell table:style-name="ce996"/>
          <table:table-cell table:style-name="ce1002" table:number-columns-repeated="4"/>
          <table:table-cell table:style-name="ce889"/>
          <table:table-cell table:style-name="ce8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871" table:number-columns-repeated="4"/>
          <table:table-cell table:style-name="ce993"/>
          <table:table-cell table:style-name="ce985" office:value-type="string" calcext:value-type="string">
            <text:p>Crediti</text:p>
          </table:table-cell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2"/>
          <table:table-cell table:style-name="ce991"/>
          <table:table-cell table:style-name="ce871"/>
          <table:table-cell table:style-name="ce993"/>
          <table:table-cell table:style-name="ce985"/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E-Mail: <text:a xlink:href="mailto:supporto@leeno.org" xlink:type="simple">supporto@leeno.org</text:a>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ifficile citare e ringraziare tutti, perché ho usato ampiament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a tecnica del copia/incolla e perdendo spesso per strada gli autori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871"/>
          <table:table-cell table:style-name="ce993"/>
          <table:table-cell table:style-name="ce997" office:value-type="string" calcext:value-type="string">
            <text:p>del codice originale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871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# This file is distributed under LGPL license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Ma, al di là del codice, ringrazio innanzi tutto i colleghi che avevano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creduto in Ultimus (e in me) quando tutti - ad ogni clang del <text:s/>pc- s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# This file is part of Leeno Ultimus </text:p>
          </table:table-cell>
          <table:table-cell table:style-name="ce990" table:number-columns-repeated="3"/>
          <table:table-cell table:style-name="ce871"/>
          <table:table-cell table:style-name="ce993"/>
          <table:table-cell table:style-name="ce997" office:value-type="string" calcext:value-type="string">
            <text:p>mettevano a ridere dicendo: ma perché non usate Primus?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(Template assistito per la compilazione di Computi Metrici Estimativi)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 office:value-type="string" calcext:value-type="string">
            <text:p>Poi viene Paolo Mantovani... profondo conoscitore di OpenOffice e dei suo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L'archivio compresso di Leeno Ultimus è composto da: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inguaggi di programmazione, che mi ha sostenuto tecnicamente e moralmente..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 <text:s/>Calc con lo schema del computo metrico (questo file)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enza di lui non avrei portato a termine questo lavoro (anzi... non l'avre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a libreria pacchettizzata li con le varie macro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nemmeno iniziato). <text:s/>A lui devo molto... spero non si risenta nel vedere il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<text:s text:c="4"/>utili e/o necessarie al funzionamento delle tabelle Calc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uo nome a copertura di un codice così pasticciato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 TUTORIAL PER INIZIARE.pdf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il MANUALE D'USO.pdf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ido Bernardini ha messo insieme, di sua propria e autonoma mano, molte part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a copia della licenza GPL 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el codice di Utlimus (quelle migliori)... gli dovrei un'intera cassa di birra..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8"/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 office:value-type="string" calcext:value-type="string">
            <text:p>Un ringraziamento a tutta la lista dev@it.openoffice.org, che mi ha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Questa è una traduzione <text:s/>italiana non ufficiale della <text:s/>Licenza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opportato ed aiutato... in particolare ad Antonello Cerrato, Emanuel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Emanuele (emanuele54@interfree.it), Fabio Fiorentini, <text:s/>Marco Caresia,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<text:s/>Michele Zarri, ... <text:s/>(chi ho dimenticato?)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'esprimere i termini di distribuzione del software che usa la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icenza LGPL. 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MrJive (al secolo Davide Pesenti) mi ha messo a disposizione lo spazio sul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Solo la versione originale in inglese della licenza ha valore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uo server e mi ha supportato in tutti questi anni gestendo le pagine web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egale.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o scopo di questa traduzione è quello di <text:s/>aiutare <text:s/>le persone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Ma in particolare voglio ringraziare Giuseppe Vizziello <text:s/>( noto come Giuserpe),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di lingua italiana a capire meglio il significato della licenza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lo zoccolo duro dello Staff, che si è occupato (e spero continui a farlo) di testare </text:p>
          </table:table-cell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8"/>
          <table:table-cell table:style-name="ce871" table:number-columns-repeated="4"/>
          <table:table-cell table:style-name="ce993"/>
          <table:table-cell table:style-name="ce997" office:value-type="string" calcext:value-type="string">
            <text:p>Ultimus in condizioni estreme su computi reali <text:s/>(sempre da consegnar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8" office:value-type="string" calcext:value-type="string">
            <text:p><text:s text:c="3"/>La versione originale della licenza è reperibile qui: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con urgenza)... e su Contabilità complicate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9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i questo aiuto gli sono molto grato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This is <text:s/>an unofficial translation <text:s/>of <text:s/>the GNU Lesser General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A Laurent Godard ho plagiato un po' di codice ed ho fatto tesoro dei suoi consigli.</text:p>
          </table:table-cell>
          <table:table-cell table:style-name="ce1004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Public License into Italian. It was not published by the <text:s/>Free</text:p>
          </table:table-cell>
          <table:table-cell table:style-name="ce990" table:number-columns-repeated="4"/>
          <table:table-cell table:style-name="ce993"/>
          <table:table-cell table:style-name="ce988" office:value-type="string" calcext:value-type="string">
            <text:p>Con Andrew PitonyaK, Michael Dannenhöfer e DannyB non ho avuto contatt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diretti, ma ho attinto ad ampie mani dal loro materiale pubblicato in rete..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distribution terms for software <text:s text:c="2"/>that uses the GNU LGPL--only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<text:s/>un ringraziamento anche a loro, e a tutti quelli che ho dimenticato di citare...!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the original English text of the GNU LGPL does that. <text:s/>However,</text:p>
          </table:table-cell>
          <table:table-cell table:style-name="ce990" table:number-columns-repeated="4"/>
          <table:table-cell table:style-name="ce994"/>
          <table:table-cell table:style-name="ce998"/>
          <table:table-cell table:style-name="ce1005" table:number-columns-repeated="4"/>
          <table:table-cell table:style-name="ce891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990" table:number-columns-repeated="4"/>
          <table:table-cell table:style-name="ce871"/>
          <table:table-cell table:style-name="ce988"/>
          <table:table-cell table:style-name="ce871" table:number-columns-repeated="7"/>
        </table:table-row>
        <table:table-row table:style-name="ro1">
          <table:table-cell table:style-name="ce987" office:value-type="string" calcext:value-type="string">
            <text:p><text:s text:c="4"/>understand the GNU LGPL better.</text:p>
          </table:table-cell>
          <table:table-cell table:style-name="ce990" table:number-columns-repeated="4"/>
          <table:table-cell table:style-name="ce871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Pubblica Generica Attenuata (LGPL) del progetto GNU</text:p>
          </table:table-cell>
          <table:table-cell table:style-name="ce871" table:number-columns-repeated="5"/>
          <table:table-cell table:style-name="ce988" office:value-type="string" calcext:value-type="string">
            <text:p>NB</text:p>
          </table:table-cell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99"/>
          <table:table-cell table:style-name="ce1002" table:number-columns-repeated="6"/>
          <table:table-cell table:style-name="ce889"/>
        </table:table-row>
        <table:table-row table:style-name="ro1">
          <table:table-cell table:style-name="ce985" office:value-type="string" calcext:value-type="string">
            <text:p>Versione 2.1, Febbraio 1999</text:p>
          </table:table-cell>
          <table:table-cell table:style-name="ce871" table:number-columns-repeated="5"/>
          <table:table-cell table:style-name="ce1000" office:value-type="string" calcext:value-type="string">
            <text:p>Questo software ti può aiutare molto nel compilare i tuoi computi metrici e a eseguire la contabilità,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7" office:value-type="string" calcext:value-type="string">
            <text:p>Copyright © 1991, 1999 Free Software Foundation, Inc.</text:p>
          </table:table-cell>
          <table:table-cell table:style-name="ce871" table:number-columns-repeated="5"/>
          <table:table-cell table:style-name="ce1000" office:value-type="string" calcext:value-type="string">
            <text:p>ma usandolo potresti anche compromettere i tuoi dati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7" office:value-type="string" calcext:value-type="string">
            <text:p>51 Franklin St, Fifth Floor, Boston, MA 02110-1301, USA</text:p>
          </table:table-cell>
          <table:table-cell table:style-name="ce871" table:number-columns-repeated="5"/>
          <table:table-cell table:style-name="ce1000" office:value-type="string" calcext:value-type="string">
            <text:p>Pertanto non viene data nessuna garanzia sul risultato e nemmeno sul buon funzionamento delle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/>
          <table:table-cell table:style-name="ce871" table:number-columns-repeated="5"/>
          <table:table-cell table:style-name="ce1000" office:value-type="string" calcext:value-type="string">
            <text:p>macro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 office:value-type="string" calcext:value-type="string">
            <text:p>Chiunque può copiare e distribuire copie letterali di questo documento</text:p>
          </table:table-cell>
          <table:table-cell table:style-name="ce871" table:number-columns-repeated="5"/>
          <table:table-cell table:style-name="ce1000" office:value-type="string" calcext:value-type="string">
            <text:p>Consiglio di lavorare sempre su delle copie e effettuare spesso il salvataggio dei dati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 office:value-type="string" calcext:value-type="string">
            <text:p>di licenza, ma non ne è permessa la modifica.</text:p>
          </table:table-cell>
          <table:table-cell table:style-name="ce871" table:number-columns-repeated="5"/>
          <table:table-cell table:style-name="ce1001"/>
          <table:table-cell table:style-name="ce1005" table:number-columns-repeated="6"/>
          <table:table-cell table:style-name="ce891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[Questa è la prima versione rilasciata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enuata, ed è intesa come successore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ersione è 2.1]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ambol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stesso. <text:s/>Viceversa, le <text:s/>Licenze Pubbliche Generiche GNU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ese a garantire la libertà <text:s/>di condividere e modificare il softw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o, al fine di assicurare che i programmi siano liberi per 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oro utent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<text:s/>Licenza, la <text:s/>Licenza <text:s/>Pubblica Generica <text:s/>Attenuata (LGPL), <text:s/>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 <text:s/>a specifici pacchetti <text:s/>software, tipicamente <text:s/>librerie,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. <text:s text:c="2"/>Chiunque può usare questa licenza, <text:s/>ma suggeriam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rmale Licenza Pubblica Generica, <text:s/>sia la migliore strategia da us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ogni specifico caso, sulla base delle seguenti spiega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si <text:s/>parla di software <text:s/>libero (free software), ci <text:s/>si riferis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la libertà, <text:s/>non al prezzo. <text:s text:c="2"/>Le nostre Licenze <text:s/>Pubbliche Generi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re copie del <text:s/>software libero (e farsi pagare <text:s/>per questo,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uole); che ciascuno riceva il <text:s/>codice sorgente o che, se vuole, po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ttenerlo; che <text:s/>ciascuno possa modificare il programma <text:s/>o usarne del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 in nuovi <text:s/>programmi liberi; e che ciascuno <text:s/>sappia di poter f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e cos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estrizioni che <text:s/>vietino ai distributori <text:s/>di negare tali diritti <text:s/>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te <text:s/>responsabilità a <text:s/>carico <text:s/>di chi <text:s/>distribuisce copie <text:s/>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ftware o di chi lo modific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esempio, chi distribuisce copie di una libreria LGPL, gratuit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 a <text:s/>pagamento, deve concedere ai <text:s/>destinatari tutti i <text:s/>diritti che h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evuto. Deve anche assicurarsi <text:s/>che i destinatari ricevano o poss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, deve fornire i file oggetto completi ai destinatari, in mod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essi <text:s/>possano ricollegarli alla libreria dopo <text:s/>averla modificata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ompilata. <text:s/>E deve mostrar <text:s/>loro queste condizioni della licenza,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o che essi conoscano i propri diritt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attraverso il <text:s/>copyright, e (2) offrendo una <text:s/>licenza che d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permesso legale di copiare, distribuire e modificare 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iaro che non esistono <text:s/>garanzie per questa libreria libera. Inolt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 la libreria viene modificata <text:s/>da qualcun altro e ridistribuita, ch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riceve dovrebbe essere informato <text:s/>che quanto in <text:s/>suo possesso non è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riginari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fine, l'esistenza di ogni <text:s/>programma libero è costantemente sotto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zienda non possa effettivamente <text:s/>porre restrizioni sugli utenti di u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libero ottenendo una <text:s/>licenza restrittiva da un proprie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brevetto. <text:s/>Perciò insistiamo <text:s/>sul fatto <text:s/>che qualsiasi <text:s/>licenza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revetto <text:s/>ottenuta per <text:s/>una <text:s/>versione della <text:s/>libreria debba <text:s/>risult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erente con la piena libertà d'uso specificata in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maggior parte del software <text:s/>GNU, incluse alcune librerie, è coper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normale Licenza Pubblica Generica (GPL) del Progetto GNU.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, la <text:s/>Licenza Pubblica Generica Attenuata (LGPL), <text:s/>si applica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erte librerie <text:s/>specifiche ed è <text:s/>assai diversa dalla <text:s/>Licenza Pubb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enerica normale. Questa licenza <text:s/>viene usata per determinate libreri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modo da permettere il collegamento di tali librerie a programmi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un programma è collegato con una libreria, sia staticamente 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sando una libreria condivisa, legalmente parlando la combinazione de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riginale. <text:s/>Perciò la normale <text:s/>Licenza Pubblica Generica permette t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mento solo se l'intera <text:s/>combinazione risulta conforme ai prop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riteri di <text:s/>libertà. <text:s/>La Licenza Pubblica <text:s/>Generica Attenuata cons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riteri più permissivi per collegare altro codice a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 viene definita la Licenza Pubblica Generica «Attenuata»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ché <text:s/>fa meno per <text:s/>proteggere la <text:s/>libertà dell'utente <text:s/>rispetto 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antaggi agli <text:s/>sviluppatori di software libero <text:s/>nella competizione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i non liberi. Questi svantaggi <text:s/>sono la ragione per cui usiam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Licenza Pubblica Generica <text:s/>per molte librerie. Tuttavia, la Lic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ircostanze specia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ta libreria, in modo che divenga uno standard de facto. <text:s/>Ond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aggiungere quest'obiettivo, <text:s/>i programmi non liberi <text:s/>devono essere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rado di <text:s/>utilizzare la libreria. <text:s/>Un <text:s/>caso più frequente <text:s/>è quell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a libreria libera <text:s/>che svolga lo stesso compito <text:s/>di una libreria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a largamente utilizza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questa <text:s/>situazione, ha <text:s/>poco senso limitare <text:s/>la libreria <text:s/>libera 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lo software libero, quindi <text:s/>utilizziamo 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enua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i non liberi consente a <text:s/>un maggior numero di persone l'us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ampia <text:s/>quantità di programmi <text:s/>liberi. Per <text:s/>esempio, il <text:s/>permess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ilizzare <text:s/>la libreria <text:s/>C del <text:s/>Progetto GNU <text:s/>in programmi <text:s/>non libe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sente a molte più persone <text:s/>di usare l'intero sistema operativo GNU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/Linux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bbene la Licenza Pubblica Generica Attenuata tuteli la libertà deg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usando una versione modificata de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". La prima contiene codice derivato dalla libreria, mentr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a deve essere combinata con la libreria per poter funzion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E CONDIZIONI PER LA COPIA, LA DISTRIBUZIONE E LA MODIF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 si <text:s/>applica a ogni libreria software <text:s/>o altro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contenga <text:s/>una nota <text:s/>posta dal detentore <text:s/>del copyright o <text:s/>da alt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vada <text:s/>distribuito secondo <text:s/>i termini della <text:s/>Licenza Pubb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enerica Attenuata (definita anche "questa Licenza")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"libreria" <text:s/>s'intende una raccolta <text:s/>di funzioni software <text:s/>e/o da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disposti in modo da poter essere facilmente collegati con programm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tivi (che utilizzano alcune di <text:s/>queste funzioni e dati) così d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ormare degli eseguibi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termine "Libreria" usato da qui <text:s/>in poi si riferisce a ogni tip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. L'espressione "un'opera basata <text:s/>sulla Libreria" indica sia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ritto d'autore: <text:s/>ovvero, un'opera contenente <text:s/>la Libreria o <text:s/>una 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e, sia <text:s/>inalterata sia con modifiche e/o <text:s/>tradotta direttamente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 altro linguaggio. <text:s text:c="2"/>(Da qui in avanti, la <text:s/>traduzione viene inclu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nza limitazioni nel termine "modifica".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"codice sorgente" <text:s/>di un'opera s'intende la forma <text:s/>di codice usa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preferenza per apportare <text:s/>modifiche. Per <text:s/>una libreria, <text:s/>il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rgente completo <text:s/>è il codice <text:s/>sorgente di tutti i <text:s/>moduli contenuti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iù ogni file <text:s/>associato per la definizione delle <text:s/>interfacce, più g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cript <text:s/>utilizzati per controllare <text:s/>la compilazione <text:s/>e l'installa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ività diverse <text:s/>dalla copiatura, <text:s/>distribuzione e modifica <text:s/>non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output <text:s/>del programma è <text:s/>coperto da <text:s/>questa Licenza <text:s/>solo se <text:s/>il su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(indipendentemente dal <text:s/>fatto che sia <text:s/>stato creato con <text:s/>strumenti 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sino la Libreria). In base alla natura della Libreria e del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usa la Libreria il suo <text:s/>output può essere o meno coperto da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1. Il <text:s/>Licenziatario può <text:s/>copiare <text:s/>e distribuire <text:s/>copie letterali <text:s/>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dice sorgente completo della <text:s/>Libreria così come viene ricevuto,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lsiasi mezzo, a condizione <text:s/>che riproduca chiaramente su ogni cop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appropriata nota <text:s/>per il copyright <text:s/>e per la mancanza <text:s/>di garanzia;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l'assenza di ogni <text:s/>garanzia; e che distribuisca una <text:s/>copia 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insieme a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<text:s/>Licenziatario può <text:s/>richiedere <text:s/>un pagamento <text:s/>per il <text:s/>trasferimen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isico di <text:s/>una copia, <text:s/>e può anche, <text:s/>a propria discrezione, <text:s/>offrire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gamento una garanzia aggiuntiv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2. Il Licenziatario può <text:s/>modificare la propria copia o <text:s/>le copie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o qualsiasi sua parte, creando in questo modo un'opera bas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ulla Libreria, <text:s/>e copiare o <text:s/>distribuire tali modifiche o <text:s/>tale ope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ggiunta tutte le seguenti condizioni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) L'opera modificata deve essere a sua volta una libreria softw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) Il Licenziatario deve inserire <text:s/>nei file modificati una chiara no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cui si <text:s/>spieghi che ha cambiato <text:s/>il file e riporti la <text:s/>data di og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) <text:s/>Il Licenziatario conceda <text:s/>in licenza <text:s/>l'opera nella <text:s/>sua interez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nza oneri ad ogni terza parte sotto i termini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tivo che <text:s/>usa tale funzionalità, in casi <text:s/>diversi dal passagg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deve accertarsi al meglio delle proprie possibilità ch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unzionalità possa <text:s/>operare comunque <text:s/>ed esegua qualsiasi <text:s/>parte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pria funzione abbia ancora sens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esempio, <text:s/>la funzione di una <text:s/>libreria per il <text:s/>calcolo delle radic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drate ha un fine ben determinato indipendente dall'applicazione.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sere opzionali: qualora l'applicazione <text:s/>non le fornisca, la fun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adice quadrata deve comunque poter calcolare le radici quadra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erezza. Se sezioni identificabili <text:s/>di quest'opera non sono deriv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dipendenti e opere separate in quanto tali, allora questa Licenza,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te in blocco come parte di un'opera basata sulla Libreria,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di questa Licenza, <text:s/>i cui permessi per successivi licenziata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dipendentemente da chi l'abbia scrit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; piuttosto, l'intento è <text:s/>quello di esercitare il diri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asati sulla Libreria in question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<text:s/>aggiunta, la <text:s/>semplice aggregazione <text:s/>con la <text:s/>Libreria <text:s/>di un'alt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pera non <text:s/>basata sulla <text:s/>Libreria (o anche <text:s/>con un'opera <text:s/>basata su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) su <text:s/>un mezzo di memorizzazione o <text:s/>distribuzione <text:s/>non imp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l'altra opera ricada nell'ambi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i <text:s/>termini dell'ordinaria Licenza Pubblica <text:s/>Generica GNU (GNU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PL) <text:s/>al posto di <text:s/>questa Licenza. <text:s/>Per farlo, <text:s/>deve cambiare <text:s/>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ferimenti a questa Licenza, in modo che si riferiscano all'ordina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Pubblica Generica GNU versione 2, anziché a questa Licenza.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ovesse essere pubblicata una versione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ersione. <text:s/>Il Licenziatario non deve apporre alcun altro cambiamento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e no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a volta <text:s/>operato questo cambiamento <text:s/>su una determinata <text:s/>copia, 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viene irreversibile <text:s/>per tale copia <text:s/>e la Licenza <text:s/>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 si applica <text:s/>a tutte le successive copie e <text:s/>opere derivate create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re da tale cop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opzione <text:s/>torna utile <text:s/>qualora il Licenziatario <text:s/>intenda copi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4. Il Licenziatario può <text:s/>copiare e distribuire la Libreria <text:s/>(o parti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rivati di essa, come espresso dall'articolo 2) sotto forma di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ggetto o eseguibile secondo i <text:s/>termini dei precedenti articoli 1 e 2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 <text:s/>condizione che <text:s/>il Licenziatario <text:s/>alleghi il <text:s/>corrispondente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rgente completo, <text:s/>in formato leggibile <text:s/>dal calcolatore, distribui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o quanto stabilito dagli articoli <text:s/>1 e 2 su un mezzo comune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ilizzato per lo scambio di softw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el caso <text:s/>la distribuzione di codice oggetto <text:s/>dovesse avvenire trami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nalogo <text:s/>accesso per <text:s/>copiare il <text:s/>codice sorgente <text:s/>dal <text:s/>medesimo luog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ddisfa il <text:s/>requisito di distribuzione del codice <text:s/>sorgente, anche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ze parti non sono obbligate a copiare il sorgente insieme al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ggett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5. <text:s/>Un programma <text:s/>che non contenga alcun derivato <text:s/>di nessuna por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raverso <text:s/>compilazione <text:s/>o collegamento <text:s/>con <text:s/>questa, viene <text:s/>defini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opera che <text:s/>usa la Libreria. <text:s/>Tale opera, isolata, non <text:s/>è deriv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Libreria, <text:s/>e pertanto ricade <text:s/>al di fuori dell'ambi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uttavia, collegando <text:s/>"un'opera che usa la <text:s/>Libreria" con quest'ulti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i crea un eseguibile che <text:s/>è derivato dalla Libreria stessa (poiché 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". Di <text:s/>conseguenza, il codice <text:s/>eseguibile è coperto <text:s/>da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o tipo di eseguibi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"un'opera che usa la Libreria" utilizza materiale da un file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header che fa <text:s/>parte della Libreria, il codice <text:s/>oggetto dell'opera può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sere un'opera <text:s/>derivata dalla Libreria <text:s/>anche se il <text:s/>codice sorg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mportante nel <text:s/>caso in <text:s/>cui l'opera possa <text:s/>essere collegata <text:s/>senza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re <text:s/>questa distinzione <text:s/>non viene <text:s/>stabilita in <text:s/>modo preci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legg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trutture <text:s/>dati e <text:s/>accessori, e <text:s/>piccole macro <text:s/>o piccole <text:s/>funzioni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nea (lunghe al massimo 10 <text:s/>righe), allora l'uso del file oggetto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egalmente da considerare un'opera derivata. Eseguibili che conteng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unque regolati dall'articolo 6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può distribuire il <text:s/>codice oggetto dell'opera in base a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ade <text:s/>comunque sotto <text:s/>i <text:s/>termini dell'articolo <text:s/>6, prescindendo <text:s/>d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atto che sia direttamente collegato o meno alla Libreria stess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binare o collegare "un'opera <text:s/>che usa la Libreria" con quest'ulti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i termini consentano <text:s/>la modifica dell'opera ad uso <text:s/>privato 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compilazione limitatamente <text:s/>al fine di <text:s/>effettuare il debug <text:s/>di ta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h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Licenziatario <text:s/>deve includere in <text:s/>ogni copia dell'opera <text:s/>una chia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ta in cui si specifichi l'utilizzo <text:s/>della Libreria e il fatto ch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e <text:s/>il suo <text:s/>impiego vengono regolati <text:s/>da questa <text:s/>Licenza. Dev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oltre fornire <text:s/>una copia di questa Licenza. <text:s/>Se durante l'esecu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<text:s/>deve includere <text:s/>le <text:s/>note di <text:s/>copyright della <text:s/>Libreri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ltre al riferimento diretto ad una copia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Licenziatario deve inoltre fare una delle seguenti cose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in un formato <text:s/>leggibile da <text:s/>calcolatore, comprese <text:s/>tutte 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he apportate <text:s/>(che devono essere distribuite <text:s/>secondo i termi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visti dagli articoli 1 e 2); <text:s/>e, nel caso l'opera sia un eseguibi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to con la <text:s/>Libreria, fornire "l'opera che usa <text:s/>la Libreria"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codice <text:s/>oggetto e/o sorgente <text:s/>completo, in modo che <text:s/>l'utente po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are la <text:s/>Libreria e <text:s/>poi ricollegare il <text:s/>tutto onde <text:s/>produrre u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eguibile modificato contenente la Libreria modificata. <text:s/>È inteso 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utente <text:s/>che dovesse cambiare <text:s/>il contenuto <text:s/>dei file <text:s/>di defini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applicazione per usare tali definizioni modifica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) Usare un appropriato <text:s/>meccanismo di condivisione delle librerie per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re <text:s/>la Libreria. <text:s/>Un meccanismo <text:s/>appropriato è <text:s/>quello <text:s/>che (1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urante l'esecuzione <text:s/>utilizza una <text:s/>copia della libreria <text:s/>già pres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l computer <text:s/>dell'utente, anziché copiare le <text:s/>funzioni 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ta <text:s/>della libreria, <text:s/>se l'utente <text:s/>ne installa <text:s/>una, <text:s/>purché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e modificata <text:s/>sia compatibile a <text:s/>livello di interfaccia <text:s/>con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e con la quale è stata creata l'ope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) Allegare <text:s/>all'opera un'offerta scritta, <text:s/>valida per almeno <text:s/>3 anni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la fornitura <text:s/>allo stesso <text:s/>utente dei <text:s/>materiali <text:s/>specificati n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) <text:s/>Se la <text:s/>distribuzione dell'opera <text:s/>viene effettuata <text:s/>tramite acc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la <text:s/>copia da <text:s/>un luogo <text:s/>specifico, va <text:s/>offerto analogo <text:s/>accesso 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pia dei materiali sopra specificati dallo stesso luog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) <text:s/>Verificare che <text:s/>l'utente abbia <text:s/>già ricevuto <text:s/>una copia <text:s/>di ques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ateriali o che il Licenziatario gliene abbia già inviata un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cessario <text:s/>per ricreare <text:s/>l'eseguibile. <text:s/>Tuttavia si <text:s/>fa una <text:s/>speci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ludere tutto <text:s/>quanto normalmente <text:s/>distribuito (in forma <text:s/>sorgente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binaria) con i principali <text:s/>componenti (compilatore, kernel e così via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 sistema operativo sul quale funziona l'eseguibile, a meno che ta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mponenti non siano distribuiti insieme all'eseguibil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uò accadere <text:s/>che questo requisito contraddica <text:s/>le restrizioni dett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 licenze di altre <text:s/>librerie proprietarie normalmente non fornite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l sistema operativ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e contraddizioni comportano l'impossibilità di utilizzare insiem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ali librerie e la Libreria in un eseguibile da distribui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7. Il Licenziatario può inserire <text:s/>in una singola libreria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he siano un'opera basata sulla Libreria insieme ad altre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combinata, purché <text:s/>venga comunque consentita la distribu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eparata dell'opera <text:s/>basata sulla Libreria e <text:s/>delle altre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libreria, <text:s/>e posto <text:s/>che il Licenziatario <text:s/>rispetti le <text:s/>seguenti du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ndizioni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) Insieme <text:s/>alla libreria combinata, <text:s/>fornisca una copia <text:s/>della st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unzionalità di libreria. Questa deve essere distribuita rispettando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ermini enunciati sop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piegando altresì dove trovare <text:s/>la versione non combinata della st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pe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llegare o <text:s/>distribuire la Libreria se non <text:s/>nei termini espress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re, <text:s/>rilicenziare, collegare o <text:s/>distribuire la <text:s/>Libreria so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uti con questa Licenza. <text:s/>Tuttavia, gli altri soggetti che abbi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uto copie o diritti dal Licenziatario secondo i termini 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non vedranno revocate le loro licenze fino a che tali sogge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 rispettino i termi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9. Il Licenziatario <text:s/>non è tenuto ad accettare <text:s/>questa Licenza, poiché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on l'ha firmata. In ogni caso, nient'altro gli garantisce il perm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rivate. Queste azioni sono proibite <text:s/>dalla legge per chi non accet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. Di conseguenza, modificando o distribuendo 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o <text:s/>qualsiasi opera <text:s/>basata sulla <text:s/>Libreria), il <text:s/>Licenziatario ind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accettazione di <text:s/>questa Licenza <text:s/>in tal senso, <text:s/>e quindi di <text:s/>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 della Libreria o di opere basate su ques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n'opera basata <text:s/>su di essa, il ricevente <text:s/>ottiene automaticamente 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dal Licenziatario originale di copiare, distribuire, colleg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 modificare <text:s/>la Libreria secondo questi termini <text:s/>e queste condi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iatario non <text:s/>è comunque tenuto <text:s/>a imporre il rispet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a terz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1. Se, a seguito di una <text:s/>sentenza di un tribunale, di una imputa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iatario, sia dal tribunale sia <text:s/>da accordi tra le parti o altro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le condizioni in contrasto <text:s/>con quanto stabilito da questa Licenz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ali <text:s/>condizioni non esimono <text:s/>nessun soggetto <text:s/>dal rispet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. Nel caso il <text:s/>Licenziatario non possa distribuire un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ietasse a tutti quelli <text:s/>che ricevono direttamente o indirettament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<text:s/>la <text:s/>sua ridistribuzione <text:s/>senza pagamento di <text:s/>diritti, allo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unico modo per rispettare <text:s/>contemporaneamente tale brevetto e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è quello di non distribuire affatto 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e una parte di questo articolo è ritenuta non valida od inapplicabi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tto <text:s/>qualsiasi particolare <text:s/>circostanza, il <text:s/>resto <text:s/>dell'articolo 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pplicabile in altre circostanz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on rientra negli intenti <text:s/>di questo articolo indurre il Licenzia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d infrangere <text:s/>alcun brevetto né <text:s/>altre <text:s/>rivendicazioni di <text:s/>diritt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mplementato <text:s/>tramite l'utilizzo di <text:s/>licenze pubbliche. <text:s/>Molte pers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pplicazione <text:s/>di tale <text:s/>sistema. <text:s text:c="2"/>Spetta soltanto <text:s/>all'autore/donato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cidere se <text:s/>preferisca o meno <text:s/>distribuire il software <text:s/>tramite alt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istemi, e il Licenziatario non può imporre tale scel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o articolo <text:s/>punta a chiarire fino <text:s/>in fondo ciò <text:s/>che crediamo 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na conseguenza del res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2. Se <text:s/>in alcuni paesi <text:s/>la distribuzione <text:s/>o l'impiego <text:s/>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no limitati <text:s/>da brevetti <text:s/>o da interfacce <text:s/>coperte da <text:s/>copyright, 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tentore del <text:s/>copyright originario che pone la <text:s/>Libreria sotto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 <text:s/>onde escluderne tali <text:s/>paesi, in <text:s/>modo da <text:s/>consentir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orporate a tutti gli effetti nel tes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3. <text:s/>Di quando in quando <text:s/>Free Software Foundation potrebbe pubblic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i <text:s/>nuove o <text:s/>riviste della <text:s/>Licenza Pubblica <text:s/>Generica Attenu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ituazioni nuov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 ciascuna <text:s/>versione viene assegnato un numero <text:s/>identificativo. <text:s/>S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specifica <text:s/>di essere coperta <text:s/>da una particolare <text:s/>versione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 <text:s/>e "da qualsiasi versione <text:s/>successiva" il Licenzia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uò scegliere di aderire <text:s/>alle condizioni della versione specificata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 quelle <text:s/>di una <text:s/>successiva. Se la <text:s/>Libreria non specifica <text:s/>il nume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la versione, il Licenziatario può optare per una versione qualsia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ra quelle pubblicate dalla Free Software Foundation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4. <text:s/>Nel caso il Licenziatario voglia incorporare parti 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 <text:s/>altri programmi liberi <text:s/>le cui <text:s/>condizioni di <text:s/>distribuzione si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acciamo <text:s/>delle eccezioni a <text:s/>queste regole. <text:s/>La nostra <text:s/>decisione sar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guidata da <text:s/>due finalità: <text:s/>preservare la libertà <text:s/>di tutti <text:s/>i prodo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rivati dal nostro software libero <text:s/>e promuovere la condivisione e 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utilizzo del software in general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SSUNA GARANZ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 table:number-rows-repeated="2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5. POICHÉ LA LIBRERIA VIENE CONCESSA CON LICENZA GRATUITA, NON ESIS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CUNA GARANZIA <text:s/>PER LA LIBRERIA, NEI LIMITI <text:s/>CONSENTITI DALLE VIGEN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EGGI. <text:s/>SE <text:s/>NON INDICATO DIVERSAMENTE <text:s/>PER ISCRITTO, IL <text:s/>DETENTORE 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PYRIGHT E LE ALTRE PARTI FORNISCONO IL PROGRAMMA "COSÌ COM'È", S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CUN TIPO DI GARANZIA, NÉ <text:s/>ESPLICITA NÉ IMPLICITA; CIÒ INCLUDE, S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TILIZZABILITÀ PER UNO SCOPO PARTICOLARE. <text:s/>TUTTI I RISCHI SU QUALITÀ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ESTAZIONI <text:s/>DELLA LIBRERIA <text:s/>SONO A <text:s/>CARICO DEL <text:s/>LICENZIATARIO. <text:s/>S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ONERE DI OGNI MANUTENZIONE, RIPARAZIONE O CORREZIONE NECESSA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RE E/O <text:s/>RIDISTRIBUIRE LA LIBRERIA SECONDO <text:s/>QUANTO STABILITO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, <text:s/>SONO RESPONSABILI IN <text:s/>ALCUN MODO PER <text:s/>EVENTUALI DAN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I <text:s/>CONFRONTI DEL <text:s/>LICENZIATARIO, A <text:s/>MENO CHE <text:s/>CIÒ NON <text:s/>SIA RICHIES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LLE <text:s/>LEGGI VIGENTI <text:s/>O SIA <text:s/>SPECIFICATO IN <text:s/>UN ACCORDO <text:s/>SCRITTO.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LUSI <text:s/>DANNI GENERICI, <text:s/>SPECIALI O <text:s/>INCIDENTALI, COME <text:s/>PURE <text:s/>I DAN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INCLUSO, MA SENZA LIMITARSI A <text:s/>QUESTO, LA PERDITA E LA CORRUZIONE DE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FTWARE), ANCHE <text:s/>NEL CASO IL DETENTORE <text:s/>O LE ALTRE <text:s/>PARTI SIANO ST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VVISATE DELL'EVENTUALITÀ DI TALI DAN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INE DEI TERMINI E DELLE CONDIZIO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6">
          <table:table-cell table:style-name="comp_20_In_20_testa" table:number-columns-repeated="39"/>
          <table:table-cell table:number-columns-repeated="16344"/>
        </table:table-row>
        <table:table-row table:style-name="ro26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484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548" office:value-type="string" calcext:value-type="string" table:number-columns-spanned="3" table:number-rows-spanned="1">
            <text:p>ORE</text:p>
          </table:table-cell>
          <table:covered-table-cell table:number-columns-repeated="2" table:style-name="ce557"/>
          <table:table-cell table:style-name="ce578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484" office:value-type="string" calcext:value-type="string">
            <text:p>Codice Articolo</text:p>
          </table:table-cell>
          <table:table-cell table:style-name="ce484" office:value-type="string" calcext:value-type="string">
            <text:p>COGNOME E NOME</text:p>
            <text:p>O NATURA DEL NOLEGGIO </text:p>
          </table:table-cell>
          <table:covered-table-cell table:style-name="ce484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548" office:value-type="string" calcext:value-type="string">
            <text:p>TOTALE</text:p>
          </table:table-cell>
          <table:table-cell table:style-name="ce557" office:value-type="string" calcext:value-type="string">
            <text:p>PREZZO </text:p>
          </table:table-cell>
          <table:table-cell table:style-name="ce557" office:value-type="string" calcext:value-type="string">
            <text:p>IMPORTO</text:p>
          </table:table-cell>
          <table:covered-table-cell table:style-name="ce578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E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Normale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3" fo:font-family="'Liberation Serif'" style:font-style-name="Normale" style:font-family-generic="roman" style:font-pitch="variable" fo:font-size="8pt" style:font-name-complex="Arial1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3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1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3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1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3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4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3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3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3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3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1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3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3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